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 Vu Sans Mono1" svg:font-family="'Deja Vu Sans Mono'" style:font-family-generic="modern" style:font-pitch="fixed"/>
    <style:font-face style:name="Deja Vu Sans Mono2" svg:font-family="'Deja Vu Sans Mono'" style:font-adornments="Regular" style:font-family-generic="modern" style:font-pitch="fixed"/>
    <style:font-face style:name="Noto Sans Mono Medium1" svg:font-family="'Noto Sans Mono Medium'" style:font-family-generic="swiss" style:font-pitch="fixed"/>
    <style:font-face style:name="Noto Sans Mono Medium2" svg:font-family="'Noto Sans Mono Medium'" style:font-adornments="Regular" style:font-family-generic="swiss" style:font-pitch="fixed"/>
    <style:font-face style:name="Deja Vu Sans Mono" svg:font-family="'Deja 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Mono Medium" svg:font-family="'Noto Sans Mono Medium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1cm" svg:stroke-color="#b2b2b2" draw:marker-start-width="0.356cm" draw:marker-end-width="0.356cm" svg:stroke-opacity="40%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" svg:stroke-width="0.051cm" svg:stroke-color="#b2b2b2" draw:marker-start-width="0.356cm" draw:marker-end-width="0.356cm" svg:stroke-opacity="25%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solid" draw:fill-color="#2c3dc2" draw:textarea-horizontal-align="justify" draw:textarea-vertical-align="middle" draw:auto-grow-height="false" fo:min-height="0.123cm" fo:min-width="1.23cm"/>
    </style:style>
    <style:style style:name="gr4" style:family="graphic" style:parent-style-name="standard">
      <style:graphic-properties svg:stroke-color="#000000" draw:fill="solid" draw:fill-color="#643e94" draw:textarea-horizontal-align="justify" draw:textarea-vertical-align="middle" draw:auto-grow-height="false" fo:min-height="0.123cm" fo:min-width="1.227cm"/>
    </style:style>
    <style:style style:name="gr5" style:family="graphic" style:parent-style-name="standard">
      <style:graphic-properties svg:stroke-color="#000000" draw:fill="solid" draw:fill-color="#cb229e" draw:textarea-horizontal-align="justify" draw:textarea-vertical-align="middle" draw:auto-grow-height="false" fo:min-height="0.12cm" fo:min-width="1.226cm"/>
    </style:style>
    <style:style style:name="gr6" style:family="graphic" style:parent-style-name="standard">
      <style:graphic-properties svg:stroke-color="#000000" draw:fill="solid" draw:fill-color="#f46f42" draw:textarea-horizontal-align="justify" draw:textarea-vertical-align="middle" draw:auto-grow-height="false" fo:min-height="0.124cm" fo:min-width="1.226cm"/>
    </style:style>
    <style:style style:name="gr7" style:family="graphic" style:parent-style-name="standard">
      <style:graphic-properties svg:stroke-color="#000000" draw:fill="solid" draw:fill-color="#e8e259" draw:textarea-horizontal-align="justify" draw:textarea-vertical-align="middle" draw:auto-grow-height="false" fo:min-height="0.123cm" fo:min-width="1.23cm" draw:shadow-offset-x="0.203cm" draw:shadow-offset-y="0.203cm"/>
    </style:style>
    <style:style style:name="gr8" style:family="graphic" style:parent-style-name="standard">
      <style:graphic-properties svg:stroke-color="#000000" draw:fill="solid" draw:fill-color="#e6b038" draw:textarea-horizontal-align="justify" draw:textarea-vertical-align="middle" draw:auto-grow-height="false" fo:min-height="0.123cm" fo:min-width="1.234cm"/>
    </style:style>
    <style:style style:name="gr9" style:family="graphic" style:parent-style-name="standard">
      <style:graphic-properties svg:stroke-color="#000000" draw:fill="solid" draw:fill-color="#643e94" draw:textarea-horizontal-align="justify" draw:textarea-vertical-align="middle" draw:auto-grow-height="false" fo:min-height="0.124cm" fo:min-width="1.232cm"/>
    </style:style>
    <style:style style:name="gr10" style:family="graphic" style:parent-style-name="standard">
      <style:graphic-properties svg:stroke-color="#000000" draw:fill="solid" draw:fill-color="#f46f42" draw:textarea-horizontal-align="justify" draw:textarea-vertical-align="middle" draw:auto-grow-height="false" fo:min-height="0.124cm" fo:min-width="1.228cm"/>
    </style:style>
    <style:style style:name="gr11" style:family="graphic" style:parent-style-name="standard">
      <style:graphic-properties svg:stroke-color="#000000" draw:fill="solid" draw:fill-color="#e8e259" draw:textarea-horizontal-align="justify" draw:textarea-vertical-align="middle" draw:auto-grow-height="false" fo:min-height="0.122cm" fo:min-width="1.228cm"/>
    </style:style>
    <style:style style:name="gr12" style:family="graphic" style:parent-style-name="standard">
      <style:graphic-properties svg:stroke-color="#000000" draw:fill="solid" draw:fill-color="#e8e259" draw:textarea-horizontal-align="justify" draw:textarea-vertical-align="middle" draw:auto-grow-height="false" fo:min-height="0.124cm" fo:min-width="1.228cm"/>
    </style:style>
    <style:style style:name="gr13" style:family="graphic" style:parent-style-name="standard">
      <style:graphic-properties svg:stroke-color="#000000" draw:fill="solid" draw:fill-color="#e8e259" draw:textarea-horizontal-align="justify" draw:textarea-vertical-align="middle" draw:auto-grow-height="false" fo:min-height="0.124cm" fo:min-width="1.231cm"/>
    </style:style>
    <style:style style:name="gr14" style:family="graphic" style:parent-style-name="standard">
      <style:graphic-properties svg:stroke-color="#000000" draw:fill="solid" draw:fill-color="#cb229e" draw:textarea-horizontal-align="justify" draw:textarea-vertical-align="middle" draw:auto-grow-height="false" fo:min-height="0.124cm" fo:min-width="1.236cm"/>
    </style:style>
    <style:style style:name="gr15" style:family="graphic" style:parent-style-name="standard">
      <style:graphic-properties svg:stroke-color="#000000" draw:fill="solid" draw:fill-color="#cb229e" draw:textarea-horizontal-align="justify" draw:textarea-vertical-align="middle" draw:auto-grow-height="false" fo:min-height="0.123cm" fo:min-width="1.231cm"/>
    </style:style>
    <style:style style:name="gr16" style:family="graphic" style:parent-style-name="standard">
      <style:graphic-properties svg:stroke-color="#000000" draw:fill="solid" draw:fill-color="#e8e259" draw:textarea-horizontal-align="justify" draw:textarea-vertical-align="middle" draw:auto-grow-height="false" fo:min-height="0.123cm" fo:min-width="1.228cm"/>
    </style:style>
    <style:style style:name="gr17" style:family="graphic" style:parent-style-name="standard">
      <style:graphic-properties svg:stroke-color="#000000" draw:fill="solid" draw:fill-color="#e8e259" draw:textarea-horizontal-align="justify" draw:textarea-vertical-align="middle" draw:auto-grow-height="false" fo:min-height="0.12cm" fo:min-width="1.226cm"/>
    </style:style>
    <style:style style:name="gr18" style:family="graphic" style:parent-style-name="standard">
      <style:graphic-properties svg:stroke-color="#000000" draw:fill="solid" draw:fill-color="#cb229e" draw:textarea-horizontal-align="justify" draw:textarea-vertical-align="middle" draw:auto-grow-height="false" fo:min-height="0.124cm" fo:min-width="1.226cm"/>
    </style:style>
    <style:style style:name="gr19" style:family="graphic" style:parent-style-name="standard">
      <style:graphic-properties svg:stroke-color="#000000" draw:fill="solid" draw:fill-color="#cb229e" draw:textarea-horizontal-align="justify" draw:textarea-vertical-align="middle" draw:auto-grow-height="false" fo:min-height="0.123cm" fo:min-width="1.23cm"/>
    </style:style>
    <style:style style:name="gr20" style:family="graphic" style:parent-style-name="standard">
      <style:graphic-properties svg:stroke-color="#000000" draw:fill="solid" draw:fill-color="#643e94" draw:textarea-horizontal-align="justify" draw:textarea-vertical-align="middle" draw:auto-grow-height="false" fo:min-height="0.123cm" fo:min-width="1.234cm"/>
    </style:style>
    <style:style style:name="gr21" style:family="graphic" style:parent-style-name="standard">
      <style:graphic-properties svg:stroke-color="#000000" draw:fill="solid" draw:fill-color="#e8e259" draw:textarea-horizontal-align="justify" draw:textarea-vertical-align="middle" draw:auto-grow-height="false" fo:min-height="0.122cm" fo:min-width="1.224cm"/>
    </style:style>
    <style:style style:name="gr22" style:family="graphic" style:parent-style-name="standard">
      <style:graphic-properties svg:stroke-color="#000000" draw:fill="solid" draw:fill-color="#e6b038" draw:textarea-horizontal-align="justify" draw:textarea-vertical-align="middle" draw:auto-grow-height="false" fo:min-height="0.12cm" fo:min-width="1.223cm"/>
    </style:style>
    <style:style style:name="gr23" style:family="graphic" style:parent-style-name="standard">
      <style:graphic-properties svg:stroke-color="#000000" draw:fill="solid" draw:fill-color="#e8e259" draw:textarea-horizontal-align="justify" draw:textarea-vertical-align="middle" draw:auto-grow-height="false" fo:min-height="0.124cm" fo:min-width="1.223cm"/>
    </style:style>
    <style:style style:name="gr24" style:family="graphic" style:parent-style-name="standard">
      <style:graphic-properties svg:stroke-color="#000000" draw:fill="solid" draw:fill-color="#e8e259" draw:textarea-horizontal-align="justify" draw:textarea-vertical-align="middle" draw:auto-grow-height="false" fo:min-height="0.123cm" fo:min-width="1.19cm"/>
    </style:style>
    <style:style style:name="gr25" style:family="graphic" style:parent-style-name="standard">
      <style:graphic-properties svg:stroke-color="#000000" draw:fill="solid" draw:fill-color="#e8e259" draw:textarea-horizontal-align="justify" draw:textarea-vertical-align="middle" draw:auto-grow-height="false" fo:min-height="0.122cm" fo:min-width="1.187cm"/>
    </style:style>
    <style:style style:name="gr26" style:family="graphic" style:parent-style-name="standard">
      <style:graphic-properties svg:stroke-color="#000000" draw:fill="solid" draw:fill-color="#e6b038" draw:textarea-horizontal-align="justify" draw:textarea-vertical-align="middle" draw:auto-grow-height="false" fo:min-height="0.12cm" fo:min-width="1.187cm"/>
    </style:style>
    <style:style style:name="gr27" style:family="graphic" style:parent-style-name="standard">
      <style:graphic-properties svg:stroke-color="#000000" draw:fill="solid" draw:fill-color="#f46f42" draw:textarea-horizontal-align="justify" draw:textarea-vertical-align="middle" draw:auto-grow-height="false" fo:min-height="0.124cm" fo:min-width="1.186cm"/>
    </style:style>
    <style:style style:name="gr28" style:family="graphic" style:parent-style-name="standard">
      <style:graphic-properties svg:stroke-color="#000000" draw:fill="solid" draw:fill-color="#cb229e" draw:textarea-horizontal-align="justify" draw:textarea-vertical-align="middle" draw:auto-grow-height="false" fo:min-height="0.122cm" fo:min-width="1.19cm"/>
    </style:style>
    <style:style style:name="gr29" style:family="graphic" style:parent-style-name="standard">
      <style:graphic-properties svg:stroke-color="#000000" draw:fill="solid" draw:fill-color="#2c3dc2" draw:textarea-horizontal-align="justify" draw:textarea-vertical-align="middle" draw:auto-grow-height="false" fo:min-height="0.123cm" fo:min-width="1.194cm"/>
    </style:style>
    <style:style style:name="gr30" style:family="graphic" style:parent-style-name="standard">
      <style:graphic-properties draw:stroke="dash" draw:stroke-dash="Fine_20_Dashed" svg:stroke-width="0.051cm" svg:stroke-color="#b2b2b2" draw:marker-start-width="0.152cm" draw:marker-end-width="0.152cm" svg:stroke-opacity="25%" draw:fill="none" draw:textarea-horizontal-align="justify" draw:textarea-vertical-align="middle" draw:auto-grow-height="false" fo:min-height="1.819cm" fo:min-width="7.686cm" fo:padding-top="0.15cm" fo:padding-bottom="0.15cm" fo:padding-left="0.275cm" fo:padding-right="0.275cm"/>
    </style:style>
    <style:style style:name="gr31" style:family="graphic" style:parent-style-name="objectwithoutfill">
      <style:graphic-properties draw:stroke="dash" draw:stroke-dash="Fine_20_Dashed" svg:stroke-width="0.051cm" svg:stroke-color="#b2b2b2" draw:marker-start-width="0.152cm" draw:marker-end-width="0.152cm" svg:stroke-opacity="25%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dash" draw:stroke-dash="Fine_20_Dashed" svg:stroke-width="0.051cm" svg:stroke-color="#b2b2b2" draw:marker-start-width="0.152cm" draw:marker-end-width="0.152cm" svg:stroke-opacity="25%" draw:fill="none" draw:textarea-horizontal-align="justify" draw:textarea-vertical-align="middle" draw:auto-grow-height="false" fo:min-height="1.837cm" fo:min-width="7.686cm" fo:padding-top="0.15cm" fo:padding-bottom="0.15cm" fo:padding-left="0.275cm" fo:padding-right="0.275cm"/>
    </style:style>
    <style:style style:name="gr33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66666" draw:secondary-fill-color="#729fcf" draw:gradient-step-count="0" draw:fill-hatch-solid="false" draw:opacity="6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65%"/>
    </style:style>
    <style:style style:name="gr34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66666" draw:secondary-fill-color="#729fcf" draw:gradient-step-count="0" draw:fill-hatch-solid="false" draw:opacity="65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65%" dr3d:horizontal-segments="40" dr3d:vertical-segments="40" dr3d:backface-culling="enabled" dr3d:normals-kind="object" dr3d:normals-direction="inverse" dr3d:texture-filter="enabled" dr3d:diffuse-color="#00b8ff" dr3d:emissive-color="#000000" dr3d:specular-color="#ffffff" dr3d:shininess="30%" dr3d:shadow="hidden"/>
    </style:style>
    <style:style style:name="gr35" style:family="graphic" style:parent-style-name="objectwithoutfill">
      <style:graphic-properties svg:stroke-color="#000000" draw:marker-start="Symmetric_20_Arrow" draw:marker-start-width="0.102cm" draw:marker-end="Symmetric_20_Arrow" draw:marker-end-width="0.102cm" draw:fill="none" draw:textarea-vertical-align="middle"/>
    </style:style>
    <style:style style:name="gr36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66666" draw:secondary-fill-color="#729fcf" draw:gradient-step-count="0" draw:fill-hatch-solid="false" draw:opacity="6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 draw:shadow-opacity="65%"/>
    </style:style>
    <style:style style:name="gr37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66666" draw:secondary-fill-color="#729fcf" draw:gradient-step-count="0" draw:fill-hatch-solid="false" draw:opacity="65%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 draw:shadow-opacity="65%" dr3d:horizontal-segments="40" dr3d:vertical-segments="40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30%" dr3d:shadow="hidden"/>
    </style:style>
    <style:style style:name="gr3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141cm" fo:min-width="1.253cm"/>
    </style:style>
    <style:style style:name="gr39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123cm" fo:min-width="1.227cm"/>
    </style:style>
    <style:style style:name="gr4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12cm" fo:min-width="1.226cm"/>
    </style:style>
    <style:style style:name="gr41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124cm" fo:min-width="1.226cm"/>
    </style:style>
    <style:style style:name="gr42" style:family="graphic" style:parent-style-name="standard">
      <style:graphic-properties svg:stroke-color="#000000" draw:textarea-horizontal-align="justify" draw:textarea-vertical-align="middle" draw:auto-grow-height="false" fo:min-height="0.123cm" fo:min-width="1.23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0.123cm" fo:min-width="1.234cm"/>
    </style:style>
    <style:style style:name="gr44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0.16cm" fo:min-width="1.254cm"/>
    </style:style>
    <style:style style:name="gr4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123cm" fo:min-width="1.228cm"/>
    </style:style>
    <style:style style:name="gr46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0.12cm" fo:min-width="1.226cm"/>
    </style:style>
    <style:style style:name="gr47" style:family="graphic" style:parent-style-name="standard">
      <style:graphic-properties svg:stroke-color="#000000" draw:textarea-horizontal-align="justify" draw:textarea-vertical-align="middle" draw:auto-grow-height="false" fo:min-height="0.123cm" fo:min-width="1.231cm"/>
    </style:style>
    <style:style style:name="gr48" style:family="graphic" style:parent-style-name="standard">
      <style:graphic-properties svg:stroke-color="#000000" draw:fill="solid" draw:fill-color="#ff6d6d" draw:textarea-horizontal-align="justify" draw:textarea-vertical-align="middle" draw:auto-grow-height="false" fo:min-height="0.169cm" fo:min-width="1.274cm"/>
    </style:style>
    <style:style style:name="gr49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12cm" fo:min-width="1.226cm"/>
    </style:style>
    <style:style style:name="gr50" style:family="graphic" style:parent-style-name="standard">
      <style:graphic-properties svg:stroke-color="#000000" draw:textarea-horizontal-align="justify" draw:textarea-vertical-align="middle" draw:auto-grow-height="false" fo:min-height="0.124cm" fo:min-width="1.226cm"/>
    </style:style>
    <style:style style:name="gr51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123cm" fo:min-width="1.234cm"/>
    </style:style>
    <style:style style:name="gr52" style:family="graphic" style:parent-style-name="standard">
      <style:graphic-properties svg:stroke-color="#000000" draw:fill="solid" draw:fill-color="#ff3838" draw:textarea-horizontal-align="justify" draw:textarea-vertical-align="middle" draw:auto-grow-height="false" fo:min-height="0.169cm" fo:min-width="1.274cm"/>
    </style:style>
    <style:style style:name="gr53" style:family="graphic" style:parent-style-name="standard">
      <style:graphic-properties svg:stroke-color="#000000" draw:fill="solid" draw:fill-color="#ff6d6d" draw:textarea-horizontal-align="justify" draw:textarea-vertical-align="middle" draw:auto-grow-height="false" fo:min-height="0.123cm" fo:min-width="1.228cm"/>
    </style:style>
    <style:style style:name="gr54" style:family="graphic" style:parent-style-name="standard">
      <style:graphic-properties svg:stroke-color="#000000" draw:fill="solid" draw:fill-color="#ff3838" draw:textarea-horizontal-align="justify" draw:textarea-vertical-align="middle" draw:auto-grow-height="false" fo:min-height="0.169cm" fo:min-width="1.155cm"/>
    </style:style>
    <style:style style:name="gr55" style:family="graphic" style:parent-style-name="standard">
      <style:graphic-properties svg:stroke-color="#000000" draw:fill="solid" draw:fill-color="#ff3838" draw:textarea-horizontal-align="justify" draw:textarea-vertical-align="middle" draw:auto-grow-height="false" fo:min-height="0.123cm" fo:min-width="1.156cm"/>
    </style:style>
    <style:style style:name="gr56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0.12cm" fo:min-width="1.154cm"/>
    </style:style>
    <style:style style:name="gr57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0.124cm" fo:min-width="1.154cm"/>
    </style:style>
    <style:style style:name="gr58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123cm" fo:min-width="1.159cm"/>
    </style:style>
    <style:style style:name="gr59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123cm" fo:min-width="1.162cm"/>
    </style:style>
    <style:style style:name="gr60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5983b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1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5983b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40" dr3d:vertical-segments="40" dr3d:backface-culling="enabled" dr3d:normals-kind="object" dr3d:normals-direction="inverse" dr3d:texture-filter="enabled" dr3d:diffuse-color="#00b8ff" dr3d:emissive-color="#000000" dr3d:specular-color="#ffffff" dr3d:shininess="30%" dr3d:shadow="hidden"/>
    </style:style>
    <style:style style:name="gr62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0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3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000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40" dr3d:vertical-segments="40" dr3d:backface-culling="enabled" dr3d:normals-kind="object" dr3d:normals-direction="inverse" dr3d:texture-filter="enabled" dr3d:diffuse-color="#00b8ff" dr3d:emissive-color="#000000" dr3d:specular-color="#ffffff" dr3d:shininess="30%" dr3d:shadow="hidden"/>
    </style:style>
    <style:style style:name="gr64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a6a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5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a6a6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40" dr3d:vertical-segments="40" dr3d:backface-culling="enabled" dr3d:normals-kind="object" dr3d:normals-direction="inverse" dr3d:texture-filter="enabled" dr3d:diffuse-color="#00b8ff" dr3d:emissive-color="#000000" dr3d:specular-color="#ffffff" dr3d:shininess="30%" dr3d:shadow="hidden"/>
    </style:style>
    <style:style style:name="gr66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b4c7d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7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b4c7dc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40" dr3d:vertical-segments="40" dr3d:backface-culling="enabled" dr3d:normals-kind="object" dr3d:normals-direction="inverse" dr3d:texture-filter="enabled" dr3d:diffuse-color="#00b8ff" dr3d:emissive-color="#000000" dr3d:specular-color="#ffffff" dr3d:shininess="30%" dr3d:shadow="hidden"/>
    </style:style>
    <style:style style:name="gr68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9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40" dr3d:vertical-segments="40" dr3d:backface-culling="enabled" dr3d:normals-kind="object" dr3d:normals-direction="inverse" dr3d:texture-filter="enabled" dr3d:diffuse-color="#00b8ff" dr3d:emissive-color="#000000" dr3d:specular-color="#ffffff" dr3d:shininess="30%" dr3d:shadow="hidden"/>
    </style:style>
    <style:style style:name="gr70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6d6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71" style:family="graphic" style:parent-style-name="standard">
      <style:graphic-properties draw:stroke="none" draw:stroke-dash="Dashed_20__28_var_29_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6d6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40" dr3d:vertical-segments="40" dr3d:backface-culling="enabled" dr3d:normals-kind="object" dr3d:normals-direction="inverse" dr3d:texture-filter="enabled" dr3d:diffuse-color="#00b8ff" dr3d:emissive-color="#000000" dr3d:specular-color="#ffffff" dr3d:shininess="30%" dr3d:shadow="hidden"/>
    </style:style>
    <style:style style:name="gr72" style:family="graphic" style:parent-style-name="standard">
      <style:graphic-properties draw:stroke="none" svg:stroke-color="#000000" draw:fill="none" draw:fill-color="#ffffff" fo:min-height="0.949cm"/>
    </style:style>
    <style:style style:name="gr73" style:family="graphic" style:parent-style-name="standard">
      <style:graphic-properties draw:stroke="solid" svg:stroke-color="#000000" draw:fill="solid" draw:fill-color="#ffffff" fo:min-height="9.673cm" draw:shadow="visible" draw:shadow-offset-x="0.203cm" draw:shadow-offset-y="0.203cm" draw:shadow-color="#cccccc"/>
    </style:style>
    <style:style style:name="gr74" style:family="graphic" style:parent-style-name="standard">
      <style:graphic-properties svg:stroke-width="0.102cm" svg:stroke-color="#1e90ff" draw:marker-start-width="0.509cm" draw:marker-end-width="0.509cm" draw:fill="none" draw:textarea-horizontal-align="justify" draw:textarea-vertical-align="middle" draw:auto-grow-height="false" fo:min-height="1.318cm" fo:min-width="4.351cm" fo:padding-top="0.176cm" fo:padding-bottom="0.176cm" fo:padding-left="0.301cm" fo:padding-right="0.301cm"/>
    </style:style>
    <style:style style:name="gr75" style:family="graphic" style:parent-style-name="standard">
      <style:graphic-properties svg:stroke-width="0.102cm" svg:stroke-color="#f10d0c" draw:marker-start-width="0.509cm" draw:marker-end-width="0.509cm" draw:fill="none" draw:textarea-horizontal-align="justify" draw:textarea-vertical-align="middle" draw:auto-grow-height="false" fo:min-height="3.19cm" fo:min-width="4.262cm" fo:padding-top="0.176cm" fo:padding-bottom="0.176cm" fo:padding-left="0.301cm" fo:padding-right="0.301cm"/>
    </style:style>
    <style:style style:name="gr76" style:family="graphic" style:parent-style-name="standard">
      <style:graphic-properties svg:stroke-width="0.102cm" svg:stroke-color="#81d41a" draw:marker-start-width="0.509cm" draw:marker-end-width="0.509cm" draw:fill="none" draw:textarea-horizontal-align="justify" draw:textarea-vertical-align="middle" draw:auto-grow-height="false" fo:min-height="1.172cm" fo:min-width="3.335cm" fo:padding-top="0.176cm" fo:padding-bottom="0.176cm" fo:padding-left="0.301cm" fo:padding-right="0.301cm"/>
    </style:style>
    <style:style style:name="gr77" style:family="graphic" style:parent-style-name="standard">
      <style:graphic-properties svg:stroke-width="0.102cm" svg:stroke-color="#ff860d" draw:marker-start-width="0.509cm" draw:marker-end-width="0.509cm" draw:fill="none" draw:textarea-horizontal-align="justify" draw:textarea-vertical-align="middle" draw:auto-grow-height="false" fo:min-height="1.251cm" fo:min-width="3.335cm" fo:padding-top="0.176cm" fo:padding-bottom="0.176cm" fo:padding-left="0.301cm" fo:padding-right="0.301cm"/>
    </style:style>
    <style:style style:name="gr78" style:family="graphic" style:parent-style-name="standard">
      <style:graphic-properties draw:stroke="none" svg:stroke-color="#000000" draw:fill="none" draw:fill-color="#ffffff" fo:min-height="0.959cm"/>
    </style:style>
    <style:style style:name="gr79" style:family="graphic" style:parent-style-name="standard">
      <style:graphic-properties draw:stroke="solid" svg:stroke-color="#b2b2b2" draw:fill="solid" draw:fill-color="#eeeeee" draw:textarea-horizontal-align="justify" draw:textarea-vertical-align="middle" draw:auto-grow-height="false" fo:min-height="4.449cm" fo:min-width="9.66cm"/>
    </style:style>
    <style:style style:name="gr80" style:family="graphic" style:parent-style-name="standard">
      <style:graphic-properties draw:stroke="dash" draw:stroke-dash="Ultrafine_20_Dashed" svg:stroke-color="#808080" draw:marker-start="Symmetric_20_Arrow" draw:marker-start-width="0.3cm" draw:textarea-vertical-align="middle"/>
    </style:style>
    <style:style style:name="gr81" style:family="graphic" style:parent-style-name="standard">
      <style:graphic-properties svg:stroke-color="#000000" draw:fill="solid" draw:fill-color="#eee8aa" draw:textarea-horizontal-align="justify" draw:textarea-vertical-align="middle" draw:auto-grow-height="false" fo:min-height="1.237cm" fo:min-width="0.533cm" draw:shadow-offset-x="0.203cm" draw:shadow-offset-y="0.203cm"/>
    </style:style>
    <style:style style:name="gr82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0cm"/>
    </style:style>
    <style:style style:name="gr8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cm" fo:min-width="0cm"/>
    </style:style>
    <style:style style:name="gr85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504cm" fo:min-width="0.678cm" fo:padding-top="0.15cm" fo:padding-bottom="0.15cm" fo:padding-left="0.275cm" fo:padding-right="0.275cm"/>
    </style:style>
    <style:style style:name="gr87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0cm" fo:min-width="0cm"/>
    </style:style>
    <style:style style:name="gr88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0cm" fo:min-width="0cm"/>
    </style:style>
    <style:style style:name="gr89" style:family="graphic" style:parent-style-name="standard">
      <style:graphic-properties svg:stroke-color="#000000" draw:fill="solid" draw:fill-color="#ff6d6d" draw:textarea-horizontal-align="justify" draw:textarea-vertical-align="middle" draw:auto-grow-height="false" fo:min-height="0cm" fo:min-width="0cm"/>
    </style:style>
    <style:style style:name="gr90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0cm"/>
    </style:style>
    <style:style style:name="gr9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505cm" fo:min-width="0.678cm" fo:padding-top="0.15cm" fo:padding-bottom="0.15cm" fo:padding-left="0.275cm" fo:padding-right="0.275cm"/>
    </style:style>
    <style:style style:name="gr9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cm" fo:min-width="0cm"/>
    </style:style>
    <style:style style:name="gr93" style:family="graphic" style:parent-style-name="standard">
      <style:graphic-properties svg:stroke-color="#000000" draw:fill="solid" draw:fill-color="#ff3838" draw:textarea-horizontal-align="justify" draw:textarea-vertical-align="middle" draw:auto-grow-height="false" fo:min-height="0cm" fo:min-width="0cm"/>
    </style:style>
    <style:style style:name="gr94" style:family="graphic" style:parent-style-name="standard">
      <style:graphic-properties svg:stroke-color="#000000" draw:fill="solid" draw:fill-color="#eee8aa" draw:textarea-horizontal-align="justify" draw:textarea-vertical-align="middle" draw:auto-grow-height="false" fo:min-height="1.469cm" fo:min-width="2.489cm" draw:shadow="visible" draw:shadow-offset-x="0.203cm" draw:shadow-offset-y="0.203cm" draw:shadow-color="#b2b2b2"/>
    </style:style>
    <style:style style:name="gr95" style:family="graphic" style:parent-style-name="standard">
      <style:graphic-properties svg:stroke-width="0.051cm" svg:stroke-color="#000000" draw:marker-start-width="0.357cm" draw:marker-end-width="0.357cm" draw:fill="none" draw:textarea-horizontal-align="justify" draw:textarea-vertical-align="middle" draw:auto-grow-height="false" fo:min-height="0.762cm" fo:min-width="0.891cm" fo:padding-top="0.15cm" fo:padding-bottom="0.15cm" fo:padding-left="0.275cm" fo:padding-right="0.275cm"/>
    </style:style>
    <style:style style:name="gr96" style:family="graphic" style:parent-style-name="standard">
      <style:graphic-properties svg:stroke-color="#000000" draw:fill="solid" draw:fill-color="#643e94" draw:textarea-horizontal-align="justify" draw:textarea-vertical-align="middle" draw:auto-grow-height="false" fo:min-height="0cm" fo:min-width="0cm"/>
    </style:style>
    <style:style style:name="gr97" style:family="graphic" style:parent-style-name="standard">
      <style:graphic-properties svg:stroke-color="#000000" draw:fill="solid" draw:fill-color="#f46f42" draw:textarea-horizontal-align="justify" draw:textarea-vertical-align="middle" draw:auto-grow-height="false" fo:min-height="0cm" fo:min-width="0cm"/>
    </style:style>
    <style:style style:name="gr98" style:family="graphic" style:parent-style-name="standard">
      <style:graphic-properties svg:stroke-color="#000000" draw:fill="solid" draw:fill-color="#e8e259" draw:textarea-horizontal-align="justify" draw:textarea-vertical-align="middle" draw:auto-grow-height="false" fo:min-height="0cm" fo:min-width="0cm"/>
    </style:style>
    <style:style style:name="gr99" style:family="graphic" style:parent-style-name="standard">
      <style:graphic-properties svg:stroke-color="#000000" draw:fill="solid" draw:fill-color="#cb229e" draw:textarea-horizontal-align="justify" draw:textarea-vertical-align="middle" draw:auto-grow-height="false" fo:min-height="0cm" fo:min-width="0cm"/>
    </style:style>
    <style:style style:name="gr100" style:family="graphic" style:parent-style-name="standard">
      <style:graphic-properties svg:stroke-color="#000000" draw:fill="solid" draw:fill-color="#e6b038" draw:textarea-horizontal-align="justify" draw:textarea-vertical-align="middle" draw:auto-grow-height="false" fo:min-height="0cm" fo:min-width="0cm"/>
    </style:style>
    <style:style style:name="gr101" style:family="graphic" style:parent-style-name="standard">
      <style:graphic-properties svg:stroke-color="#000000" draw:fill="solid" draw:fill-color="#2c3dc2" draw:textarea-horizontal-align="justify" draw:textarea-vertical-align="middle" draw:auto-grow-height="false" fo:min-height="0cm" fo:min-width="0cm"/>
    </style:style>
    <style:style style:name="gr102" style:family="graphic" style:parent-style-name="standard">
      <style:graphic-properties svg:stroke-color="#000000" draw:fill="solid" draw:fill-color="#e8e259" draw:textarea-horizontal-align="justify" draw:textarea-vertical-align="middle" draw:auto-grow-height="false" fo:min-height="0cm" fo:min-width="0cm" draw:shadow-offset-x="0.203cm" draw:shadow-offset-y="0.203cm"/>
    </style:style>
    <style:style style:name="gr103" style:family="graphic" style:parent-style-name="standard">
      <style:graphic-properties draw:stroke="solid" svg:stroke-color="#cccccc" draw:fill="solid" draw:fill-color="#eeeeee" draw:textarea-horizontal-align="justify" draw:textarea-vertical-align="middle" draw:auto-grow-height="false" fo:min-height="5.211cm" fo:min-width="9.66cm"/>
    </style:style>
    <style:style style:name="gr104" style:family="graphic" style:parent-style-name="standard">
      <style:graphic-properties draw:stroke="solid" svg:stroke-color="#000000" draw:fill="solid" draw:fill-color="#ffffff" fo:min-height="3.403cm" draw:shadow="visible" draw:shadow-offset-x="0.203cm" draw:shadow-offset-y="0.203cm" draw:shadow-color="#cccccc"/>
    </style:style>
    <style:style style:name="gr105" style:family="graphic" style:parent-style-name="standard">
      <style:graphic-properties svg:stroke-color="#000000" draw:fill="solid" draw:fill-color="#eee8aa" draw:textarea-horizontal-align="justify" draw:textarea-vertical-align="middle" draw:auto-grow-height="false" fo:min-height="1.231cm" fo:min-width="0.573cm" draw:shadow-offset-x="0.203cm" draw:shadow-offset-y="0.203cm"/>
    </style:style>
    <style:style style:name="gr106" style:family="graphic" style:parent-style-name="standard">
      <style:graphic-properties draw:stroke="solid" svg:stroke-color="#000000" draw:fill="solid" draw:fill-color="#ffffff" fo:min-height="1.655cm" draw:shadow="hidden" draw:shadow-offset-x="0.203cm" draw:shadow-offset-y="0.203cm" draw:shadow-color="#cccccc"/>
    </style:style>
    <style:style style:name="gr107" style:family="graphic" style:parent-style-name="standard">
      <style:graphic-properties svg:stroke-color="#000000" draw:fill="solid" draw:fill-color="#eee8aa" draw:textarea-horizontal-align="justify" draw:textarea-vertical-align="middle" draw:auto-grow-height="false" fo:min-height="1.469cm" fo:min-width="2.616cm" draw:shadow="visible" draw:shadow-offset-x="0.203cm" draw:shadow-offset-y="0.203cm" draw:shadow-color="#b2b2b2"/>
    </style:style>
    <style:style style:name="gr108" style:family="graphic" style:parent-style-name="standard">
      <style:graphic-properties draw:stroke="none" svg:stroke-color="#000000" draw:fill="none" draw:fill-color="#ffffff" fo:min-height="0.331cm"/>
    </style:style>
    <style:style style:name="gr109" style:family="graphic" style:parent-style-name="objectwithoutfill">
      <style:graphic-properties svg:stroke-width="0.051cm" svg:stroke-color="#000000" draw:marker-start-width="0.369cm" draw:marker-end="Rounded_20_short_20_Arrow" draw:marker-end-width="0.305cm" draw:fill="none" draw:textarea-vertical-align="middle" fo:padding-top="0.151cm" fo:padding-bottom="0.151cm" fo:padding-left="0.276cm" fo:padding-right="0.276cm"/>
    </style:style>
    <style:style style:name="gr110" style:family="graphic" style:parent-style-name="objectwithoutfill">
      <style:graphic-properties draw:stroke="dash" draw:stroke-dash="Ultrafine_20_Dotted_20__28_var_29_" svg:stroke-width="0.051cm" svg:stroke-color="#b2b2b2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1" style:family="graphic" style:parent-style-name="standard">
      <style:graphic-properties draw:stroke="solid" svg:stroke-width="0.102cm" svg:stroke-color="#81d41a" draw:marker-start-width="0.509cm" draw:marker-end-width="0.509cm" draw:fill="none" draw:fill-color="#ffffff" fo:min-height="3.331cm" fo:padding-top="0.176cm" fo:padding-bottom="0.176cm" fo:padding-left="0.301cm" fo:padding-right="0.301cm"/>
    </style:style>
    <style:style style:name="gr112" style:family="graphic" style:parent-style-name="standard">
      <style:graphic-properties draw:stroke="none" svg:stroke-color="#000000" draw:fill="none" draw:fill-color="#ffffff" fo:min-height="1.651cm"/>
    </style:style>
    <style:style style:name="gr113" style:family="graphic" style:parent-style-name="standard">
      <style:graphic-properties svg:stroke-color="#000000" draw:fill="none" draw:textarea-vertical-align="middle" draw:auto-grow-height="false" fo:min-height="1.489cm" fo:min-width="0cm"/>
    </style:style>
    <style:style style:name="gr114" style:family="graphic" style:parent-style-name="standard">
      <style:graphic-properties svg:stroke-color="#000000" draw:fill="none" draw:textarea-vertical-align="middle" draw:auto-grow-height="false" fo:min-height="1.49cm" fo:min-width="0cm"/>
    </style:style>
    <style:style style:name="gr115" style:family="graphic" style:parent-style-name="standard">
      <style:graphic-properties draw:stroke="solid" svg:stroke-width="0.102cm" svg:stroke-color="#ff0000" draw:marker-start-width="0.509cm" draw:marker-end-width="0.509cm" draw:fill="none" draw:fill-color="#ffffff" fo:min-height="2.988cm" fo:padding-top="0.176cm" fo:padding-bottom="0.176cm" fo:padding-left="0.301cm" fo:padding-right="0.301cm"/>
    </style:style>
    <style:style style:name="gr116" style:family="graphic" style:parent-style-name="standard">
      <style:graphic-properties draw:stroke="solid" svg:stroke-width="0.102cm" svg:stroke-color="#1e90ff" draw:marker-start-width="0.509cm" draw:marker-end-width="0.509cm" draw:fill="none" draw:fill-color="#ffffff" fo:min-height="2.163cm" fo:padding-top="0.176cm" fo:padding-bottom="0.176cm" fo:padding-left="0.301cm" fo:padding-right="0.301cm"/>
    </style:style>
    <style:style style:name="gr117" style:family="graphic" style:parent-style-name="standard">
      <style:graphic-properties draw:stroke="solid" svg:stroke-width="0.102cm" svg:stroke-color="#ff860d" draw:marker-start-width="0.509cm" draw:marker-end-width="0.509cm" draw:fill="none" draw:fill-color="#ffffff" fo:min-height="1.888cm" fo:padding-top="0.176cm" fo:padding-bottom="0.176cm" fo:padding-left="0.301cm" fo:padding-right="0.301cm"/>
    </style:style>
    <style:style style:name="gr118" style:family="graphic" style:parent-style-name="standard">
      <style:graphic-properties draw:stroke="dash" draw:stroke-dash="Fine_20_Dashed" svg:stroke-width="0.051cm" svg:stroke-color="#81d41a" draw:marker-start-width="0.356cm" draw:marker-end-width="0.356cm" draw:fill="none" draw:textarea-horizontal-align="justify" draw:textarea-vertical-align="middle" draw:auto-grow-height="false" fo:min-height="3.112cm" fo:min-width="0.257cm" fo:padding-top="0.151cm" fo:padding-bottom="0.151cm" fo:padding-left="0.276cm" fo:padding-right="0.276cm"/>
    </style:style>
    <style:style style:name="gr119" style:family="graphic" style:parent-style-name="standard">
      <style:graphic-properties draw:stroke="dash" draw:stroke-dash="Fine_20_Dashed" svg:stroke-width="0.051cm" svg:stroke-color="#f10d0c" draw:marker-start-width="0.356cm" draw:marker-end-width="0.356cm" draw:fill="none" draw:textarea-horizontal-align="justify" draw:textarea-vertical-align="middle" draw:auto-grow-height="false" fo:min-height="2.004cm" fo:min-width="8.687cm" fo:padding-top="0.151cm" fo:padding-bottom="0.151cm" fo:padding-left="0.276cm" fo:padding-right="0.276cm"/>
    </style:style>
    <style:style style:name="gr120" style:family="graphic" style:parent-style-name="standard">
      <style:graphic-properties draw:stroke="dash" draw:stroke-dash="Fine_20_Dashed" svg:stroke-width="0.051cm" svg:stroke-color="#ff860d" draw:marker-start-width="0.355cm" draw:marker-end-width="0.355cm" draw:fill="none" draw:textarea-horizontal-align="justify" draw:textarea-vertical-align="middle" draw:auto-grow-height="false" fo:min-height="4.564cm" fo:min-width="10.156cm" fo:padding-top="0.15cm" fo:padding-bottom="0.15cm" fo:padding-left="0.275cm" fo:padding-right="0.275cm" draw:shadow-offset-x="0.203cm" draw:shadow-offset-y="0.203cm"/>
    </style:style>
    <style:style style:name="gr121" style:family="graphic" style:parent-style-name="standard">
      <style:graphic-properties draw:stroke="dash" draw:stroke-dash="Dashed_20__28_var_29_" svg:stroke-width="0.051cm" svg:stroke-color="#333333" draw:marker-start-width="0.355cm" draw:marker-end-width="0.355cm" draw:fill="none" draw:textarea-horizontal-align="justify" draw:textarea-vertical-align="middle" draw:auto-grow-height="false" fo:min-height="0.273cm" fo:min-width="1.674cm" fo:padding-top="0.15cm" fo:padding-bottom="0.15cm" fo:padding-left="0.275cm" fo:padding-right="0.275cm"/>
    </style:style>
    <style:style style:name="gr122" style:family="graphic" style:parent-style-name="standard">
      <style:graphic-properties draw:stroke="none" svg:stroke-color="#000000" draw:fill="none" draw:fill-color="#ffffff" fo:min-height="0.433cm"/>
    </style:style>
    <style:style style:name="gr123" style:family="graphic" style:parent-style-name="standard">
      <style:graphic-properties draw:stroke="solid" draw:stroke-dash="Dashed_20__28_var_29_" svg:stroke-width="0.051cm" svg:stroke-color="#333333" draw:marker-start-width="0.355cm" draw:marker-end-width="0.355cm" draw:fill="none" draw:textarea-horizontal-align="justify" draw:textarea-vertical-align="middle" draw:auto-grow-height="false" fo:min-height="0.273cm" fo:min-width="1.588cm" fo:padding-top="0.15cm" fo:padding-bottom="0.15cm" fo:padding-left="0.275cm" fo:padding-right="0.275cm"/>
    </style:style>
    <style:style style:name="gr124" style:family="graphic" style:parent-style-name="standard">
      <style:graphic-properties draw:stroke="solid" draw:stroke-dash="Dashed_20__28_var_29_" svg:stroke-width="0.051cm" svg:stroke-color="#333333" draw:marker-start-width="0.355cm" draw:marker-end-width="0.355cm" draw:fill="none" draw:textarea-horizontal-align="justify" draw:textarea-vertical-align="middle" draw:auto-grow-height="false" fo:min-height="0.273cm" fo:min-width="1.703cm" fo:padding-top="0.15cm" fo:padding-bottom="0.15cm" fo:padding-left="0.275cm" fo:padding-right="0.275cm"/>
    </style:style>
    <style:style style:name="gr125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126" style:family="graphic" style:parent-style-name="objectwithoutfill">
      <style:graphic-properties draw:fill="none" draw:textarea-vertical-align="middle"/>
    </style:style>
    <style:style style:name="gr127" style:family="graphic" style:parent-style-name="standard">
      <style:graphic-properties draw:stroke="dash" draw:stroke-dash="Dashed_20__28_var_29_" svg:stroke-width="0.051cm" svg:stroke-color="#333333" draw:marker-start-width="0.355cm" draw:marker-end-width="0.355cm" draw:fill="none" draw:textarea-horizontal-align="justify" draw:textarea-vertical-align="middle" draw:auto-grow-height="false" fo:min-height="0.273cm" fo:min-width="2.055cm" fo:padding-top="0.15cm" fo:padding-bottom="0.15cm" fo:padding-left="0.275cm" fo:padding-right="0.275cm"/>
    </style:style>
    <style:style style:name="gr128" style:family="graphic" style:parent-style-name="standard">
      <style:graphic-properties draw:stroke="dash" draw:stroke-dash="Dashed_20__28_var_29_" svg:stroke-width="0.051cm" svg:stroke-color="#333333" draw:marker-start-width="0.355cm" draw:marker-end-width="0.355cm" draw:fill="none" draw:textarea-horizontal-align="justify" draw:textarea-vertical-align="middle" draw:auto-grow-height="false" fo:min-height="0.273cm" fo:min-width="1.885cm" fo:padding-top="0.15cm" fo:padding-bottom="0.15cm" fo:padding-left="0.275cm" fo:padding-right="0.275cm"/>
    </style:style>
    <style:style style:name="gr129" style:family="graphic" style:parent-style-name="standard">
      <style:graphic-properties draw:stroke="none" svg:stroke-color="#000000" draw:fill="none" draw:fill-color="#ffffff" fo:min-height="1.273cm"/>
    </style:style>
    <style:style style:name="gr130" style:family="graphic" style:parent-style-name="standard">
      <style:graphic-properties svg:stroke-color="#000000" draw:marker-start="Circle" draw:marker-start-width="0.102cm" draw:marker-end="Symmetric_20_Arrow" draw:marker-end-width="0.203cm" draw:textarea-vertical-align="middle"/>
    </style:style>
    <style:style style:name="gr131" style:family="graphic" style:parent-style-name="objectwithoutfill">
      <style:graphic-properties draw:marker-end="Arrow" draw:marker-end-width="0.3cm" draw:fill="none" draw:textarea-vertical-align="middle"/>
    </style:style>
    <style:style style:name="gr132" style:family="graphic" style:parent-style-name="standard">
      <style:graphic-properties draw:stroke="dash" draw:stroke-dash="Fine_20_Dashed" svg:stroke-width="0.051cm" svg:stroke-color="#1e90ff" draw:marker-start-width="0.355cm" draw:marker-end-width="0.355cm" draw:fill="none" draw:textarea-vertical-align="middle" draw:auto-grow-height="false" fo:min-height="3.312cm" fo:min-width="0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2c3dc2"/>
      <style:paragraph-properties fo:text-align="center"/>
    </style:style>
    <style:style style:name="P3" style:family="paragraph">
      <loext:graphic-properties draw:fill="solid" draw:fill-color="#643e94"/>
      <style:paragraph-properties fo:text-align="center"/>
    </style:style>
    <style:style style:name="P4" style:family="paragraph">
      <loext:graphic-properties draw:fill="solid" draw:fill-color="#cb229e"/>
      <style:paragraph-properties fo:text-align="center"/>
    </style:style>
    <style:style style:name="P5" style:family="paragraph">
      <loext:graphic-properties draw:fill="solid" draw:fill-color="#f46f42"/>
      <style:paragraph-properties fo:text-align="center"/>
    </style:style>
    <style:style style:name="P6" style:family="paragraph">
      <loext:graphic-properties draw:fill="solid" draw:fill-color="#e8e259"/>
      <style:paragraph-properties fo:text-align="center"/>
    </style:style>
    <style:style style:name="P7" style:family="paragraph">
      <loext:graphic-properties draw:fill="solid" draw:fill-color="#e6b038"/>
      <style:paragraph-properties fo:text-align="center"/>
    </style:style>
    <style:style style:name="P8" style:family="paragraph">
      <loext:graphic-properties draw:fill="solid" draw:fill-color="#cb229e"/>
      <style:paragraph-properties fo:text-align="end"/>
    </style:style>
    <style:style style:name="P9" style:family="paragraph">
      <loext:graphic-properties draw:fill="solid" draw:fill-color="#eeeeee"/>
      <style:paragraph-properties fo:text-align="center"/>
    </style:style>
    <style:style style:name="P10" style:family="paragraph">
      <loext:graphic-properties draw:fill="solid" draw:fill-color="#b4c7dc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d7d7"/>
      <style:paragraph-properties fo:text-align="center"/>
    </style:style>
    <style:style style:name="P13" style:family="paragraph">
      <loext:graphic-properties draw:fill="solid" draw:fill-color="#ff6d6d"/>
      <style:paragraph-properties fo:text-align="center"/>
    </style:style>
    <style:style style:name="P14" style:family="paragraph">
      <loext:graphic-properties draw:fill="solid" draw:fill-color="#ff3838"/>
      <style:paragraph-properties fo:text-align="center"/>
    </style:style>
    <style:style style:name="P15" style:family="paragraph">
      <loext:graphic-properties draw:fill="solid" draw:fill-color="#ffa6a6"/>
      <style:paragraph-properties fo:text-align="center"/>
    </style:style>
    <style:style style:name="P16" style:family="paragraph">
      <loext:graphic-properties draw:fill="solid" draw:fill-color="#dee6ef"/>
      <style:paragraph-properties fo:text-align="center"/>
    </style:style>
    <style:style style:name="P17" style:family="paragraph">
      <loext:graphic-properties draw:fill="none" draw:fill-color="#ffffff"/>
      <style:text-properties fo:font-size="13pt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ffffff"/>
      <style:text-properties fo:color="#355269" style:font-name="Deja Vu Sans Mono2" fo:font-size="8pt" fo:font-weight="normal" style:font-size-asian="18pt" style:font-size-complex="18pt"/>
    </style:style>
    <style:style style:name="P20" style:family="paragraph">
      <loext:graphic-properties draw:fill="none" draw:fill-color="#ffffff"/>
      <style:text-properties fo:color="#127622" style:font-name="Noto Sans Mono Medium2" fo:font-size="10pt" fo:font-style="italic" fo:font-weight="normal" style:font-style-asian="italic" style:font-style-complex="italic"/>
    </style:style>
    <style:style style:name="P21" style:family="paragraph">
      <loext:graphic-properties draw:fill="none" draw:fill-color="#ffffff"/>
      <style:text-properties fo:font-size="1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2" style:family="paragraph">
      <loext:graphic-properties draw:fill="solid" draw:fill-color="#eee8aa"/>
      <style:paragraph-properties fo:text-align="center"/>
    </style:style>
    <style:style style:name="P23" style:family="paragraph">
      <loext:graphic-properties draw:fill="solid" draw:fill-color="#729fcf"/>
      <style:paragraph-properties fo:text-align="center"/>
    </style:style>
    <style:style style:name="P24" style:family="paragraph">
      <loext:graphic-properties draw:fill="solid" draw:fill-color="#dddddd"/>
      <style:paragraph-properties fo:text-align="center"/>
    </style:style>
    <style:style style:name="P25" style:family="paragraph">
      <loext:graphic-properties draw:fill="solid" draw:fill-color="#ffffff"/>
      <style:text-properties style:font-name="Deja Vu Sans Mono2" fo:font-size="8pt" style:font-size-asian="18pt" style:font-size-complex="18pt"/>
    </style:style>
    <style:style style:name="P26" style:family="paragraph">
      <loext:graphic-properties draw:fill="none" draw:fill-color="#ffffff"/>
      <style:text-properties style:font-name="Deja Vu Sans Mono2" fo:font-size="8pt" style:font-size-asian="18pt" style:font-size-complex="18pt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/>
      <style:text-properties fo:color="#ff0000" fo:font-size="13pt" style:font-size-asian="18pt" style:font-size-complex="18pt"/>
    </style:style>
    <style:style style:name="P29" style:family="paragraph">
      <loext:graphic-properties draw:fill="none" draw:fill-color="#ffffff"/>
      <style:text-properties fo:color="#ff0000" fo:font-size="13pt" style:font-size-asian="18pt" style:font-size-complex="18pt"/>
    </style:style>
    <style:style style:name="P30" style:family="paragraph">
      <loext:graphic-properties draw:fill="none" draw:fill-color="#ffffff"/>
      <style:text-properties fo:color="#1e90ff" fo:font-size="13pt" style:font-size-asian="18pt" style:font-size-complex="18pt"/>
    </style:style>
    <style:style style:name="P31" style:family="paragraph">
      <loext:graphic-properties draw:fill="none" draw:fill-color="#ffffff"/>
      <style:text-properties fo:color="#ff860d" fo:font-size="13pt" style:font-size-asian="18pt" style:font-size-complex="18pt"/>
    </style:style>
    <style:style style:name="P32" style:family="paragraph">
      <loext:graphic-properties draw:fill="none" draw:fill-color="#ffffff"/>
      <style:paragraph-properties fo:text-align="center"/>
      <style:text-properties fo:font-size="11pt" style:font-size-asian="18pt" style:font-size-complex="18pt"/>
    </style:style>
    <style:style style:name="P33" style:family="paragraph">
      <loext:graphic-properties draw:fill="none" draw:fill-color="#ffffff"/>
      <style:text-properties fo:font-size="10pt" fo:font-style="italic" style:font-size-asian="18pt" style:font-style-asian="italic" style:font-size-complex="18pt" style:font-style-complex="italic"/>
    </style:style>
    <style:style style:name="T1" style:family="text">
      <style:text-properties fo:font-size="13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size-asian="18pt" style:font-weight-asian="bold" style:font-size-complex="18pt" style:font-weight-complex="bold"/>
    </style:style>
    <style:style style:name="T3" style:family="text">
      <style:text-properties fo:color="#355269" style:font-name="Deja Vu Sans Mono2" fo:font-size="8pt" fo:font-weight="normal" style:font-size-asian="18pt" style:font-size-complex="18pt"/>
    </style:style>
    <style:style style:name="T4" style:family="text">
      <style:text-properties fo:color="#127622" style:font-name="Noto Sans Mono Medium2" fo:font-size="10pt" fo:font-style="italic" fo:font-weight="normal" style:font-size-asian="18pt" style:font-style-asian="italic" style:font-size-complex="18pt" style:font-style-complex="italic"/>
    </style:style>
    <style:style style:name="T5" style:family="text">
      <style:text-properties fo:color="#127622" style:font-name="Noto Sans Mono Medium2" fo:font-size="10pt" fo:font-style="italic" fo:font-weight="normal" style:font-style-asian="italic" style:font-style-complex="italic"/>
    </style:style>
    <style:style style:name="T6" style:family="text">
      <style:text-properties fo:font-size="1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10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style:font-name="Deja Vu Sans Mono2" fo:font-size="8pt" style:font-size-asian="18pt" style:font-size-complex="18pt"/>
    </style:style>
    <style:style style:name="T9" style:family="text">
      <style:text-properties style:font-name="Deja Vu Sans Mono2" fo:font-size="7pt" style:font-size-asian="18pt" style:font-size-complex="18pt"/>
    </style:style>
    <style:style style:name="T10" style:family="text">
      <style:text-properties fo:color="#81d41a" fo:font-size="13pt" style:font-size-asian="18pt" style:font-size-complex="18pt"/>
    </style:style>
    <style:style style:name="T11" style:family="text">
      <style:text-properties fo:color="#000000" fo:font-size="7pt" style:font-size-asian="18pt" style:font-size-complex="18pt"/>
    </style:style>
    <style:style style:name="T12" style:family="text">
      <style:text-properties fo:color="#ff0000" fo:font-size="13pt" style:font-size-asian="18pt" style:font-size-complex="18pt"/>
    </style:style>
    <style:style style:name="T13" style:family="text">
      <style:text-properties fo:color="#1e90ff" fo:font-size="13pt" style:font-size-asian="18pt" style:font-size-complex="18pt"/>
    </style:style>
    <style:style style:name="T14" style:family="text">
      <style:text-properties fo:color="#ff860d" fo:font-size="13pt" style:font-size-asian="18pt" style:font-size-complex="18pt"/>
    </style:style>
    <style:style style:name="T15" style:family="text">
      <style:text-properties fo:font-size="11pt" style:font-size-asian="18pt" style:font-size-complex="18pt"/>
    </style:style>
    <style:style style:name="T16" style:family="text">
      <style:text-properties fo:font-size="10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3.164cm" svg:y1="17.334cm" svg:x2="3.164cm" svg:y2="20.636cm">
                <text:p/>
              </draw:line>
              <draw:line draw:style-name="gr2" draw:text-style-name="P1" draw:layer="layout" svg:x1="16.964cm" svg:y1="13.834cm" svg:x2="16.964cm" svg:y2="17.136cm">
                <text:p/>
              </draw:line>
              <draw:g>
                <draw:g>
                  <draw:custom-shape draw:style-name="gr3" draw:text-style-name="P2" draw:layer="layout" svg:width="2.748cm" svg:height="0.591cm" svg:x="6.599cm" svg:y="17.144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4" draw:text-style-name="P3" draw:layer="layout" svg:width="2.741cm" svg:height="0.591cm" svg:x="5.918cm" svg:y="17.735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5" draw:text-style-name="P4" draw:layer="layout" svg:width="2.74cm" svg:height="0.588cm" svg:x="5.23cm" svg:y="18.326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6" draw:text-style-name="P5" draw:layer="layout" svg:width="2.74cm" svg:height="0.593cm" svg:x="4.541cm" svg:y="18.914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7" draw:text-style-name="P6" draw:layer="layout" svg:width="2.748cm" svg:height="0.591cm" svg:x="3.851cm" svg:y="19.507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8" draw:text-style-name="P7" draw:layer="layout" svg:width="2.754cm" svg:height="0.591cm" svg:x="3.164cm" svg:y="20.098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</draw:g>
                <draw:g>
                  <draw:custom-shape draw:style-name="gr9" draw:text-style-name="P3" draw:layer="layout" svg:width="2.75cm" svg:height="0.593cm" svg:x="8.628cm" svg:y="17.159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10" draw:text-style-name="P5" draw:layer="layout" svg:width="2.744cm" svg:height="0.593cm" svg:x="7.947cm" svg:y="17.752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11" draw:text-style-name="P6" draw:layer="layout" svg:width="2.742cm" svg:height="0.59cm" svg:x="7.258cm" svg:y="18.345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12" draw:text-style-name="P6" draw:layer="layout" svg:width="2.742cm" svg:height="0.594cm" svg:x="6.569cm" svg:y="18.935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13" draw:text-style-name="P6" draw:layer="layout" svg:width="2.749cm" svg:height="0.593cm" svg:x="5.879cm" svg:y="19.529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14" draw:text-style-name="P4" draw:layer="layout" svg:width="2.756cm" svg:height="0.593cm" svg:x="5.191cm" svg:y="20.092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</draw:g>
                <draw:custom-shape draw:style-name="gr15" draw:text-style-name="P4" draw:layer="layout" svg:width="2.747cm" svg:height="0.591cm" svg:x="10.611cm" svg:y="17.172cm">
                  <text:p/>
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  <draw:custom-shape draw:style-name="gr16" draw:text-style-name="P6" draw:layer="layout" svg:width="2.742cm" svg:height="0.591cm" svg:x="9.929cm" svg:y="17.763cm">
                  <text:p/>
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  <draw:custom-shape draw:style-name="gr17" draw:text-style-name="P6" draw:layer="layout" svg:width="2.74cm" svg:height="0.588cm" svg:x="9.242cm" svg:y="18.354cm">
                  <text:p/>
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  <draw:custom-shape draw:style-name="gr18" draw:text-style-name="P4" draw:layer="layout" svg:width="2.74cm" svg:height="0.593cm" svg:x="8.552cm" svg:y="18.942cm">
                  <text:p/>
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  <draw:custom-shape draw:style-name="gr19" draw:text-style-name="P4" draw:layer="layout" svg:width="2.748cm" svg:height="0.591cm" svg:x="7.863cm" svg:y="19.535cm">
                  <text:p/>
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  <draw:custom-shape draw:style-name="gr20" draw:text-style-name="P3" draw:layer="layout" svg:width="2.753cm" svg:height="0.591cm" svg:x="7.223cm" svg:y="20.094cm">
                  <text:p/>
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<draw:equation draw:name="f0" draw:formula="$0 "/>
                    <draw:equation draw:name="f1" draw:formula="21600-$0 "/>
                    <draw:equation draw:name="f2" draw:formula="$0 *10/24"/>
                    <draw:equation draw:name="f3" draw:formula="?f2 +1750"/>
                    <draw:equation draw:name="f4" draw:formula="21600-?f3 "/>
                    <draw:equation draw:name="f5" draw:formula="?f0 /2"/>
                    <draw:equation draw:name="f6" draw:formula="10800+?f5 "/>
                    <draw:equation draw:name="f7" draw:formula="?f0 -10800"/>
                    <draw:equation draw:name="f8" draw:formula="if(?f7 ,?f13 ,0)"/>
                    <draw:equation draw:name="f9" draw:formula="10800-?f5 "/>
                    <draw:equation draw:name="f10" draw:formula="if(?f7 ,?f12 ,21600)"/>
                    <draw:equation draw:name="f11" draw:formula="21600-?f5 "/>
                    <draw:equation draw:name="f12" draw:formula="21600*10800/?f0 "/>
                    <draw:equation draw:name="f13" draw:formula="21600-?f12 "/>
                    <draw:handle draw:handle-position="$0 top" draw:handle-range-x-minimum="0" draw:handle-range-x-maximum="21600"/>
                  </draw:enhanced-geometry>
                </draw:custom-shape>
                <draw:g>
                  <draw:g>
                    <draw:custom-shape draw:style-name="gr16" draw:text-style-name="P6" draw:layer="layout" svg:width="2.742cm" svg:height="0.591cm" svg:x="12.544cm" svg:y="17.172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21" draw:text-style-name="P6" draw:layer="layout" svg:width="2.736cm" svg:height="0.59cm" svg:x="11.864cm" svg:y="17.763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22" draw:text-style-name="P7" draw:layer="layout" svg:width="2.735cm" svg:height="0.588cm" svg:x="11.178cm" svg:y="18.353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23" draw:text-style-name="P6" draw:layer="layout" svg:width="2.735cm" svg:height="0.593cm" svg:x="10.489cm" svg:y="18.941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11" draw:text-style-name="P6" draw:layer="layout" svg:width="2.742cm" svg:height="0.59cm" svg:x="9.802cm" svg:y="19.534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3" draw:text-style-name="P2" draw:layer="layout" svg:width="2.748cm" svg:height="0.591cm" svg:x="9.128cm" svg:y="20.088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</draw:g>
                  <draw:g>
                    <draw:custom-shape draw:style-name="gr24" draw:text-style-name="P6" draw:layer="layout" svg:width="2.684cm" svg:height="0.591cm" svg:x="14.345cm" svg:y="17.172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25" draw:text-style-name="P6" draw:layer="layout" svg:width="2.677cm" svg:height="0.59cm" svg:x="13.681cm" svg:y="17.763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26" draw:text-style-name="P7" draw:layer="layout" svg:width="2.677cm" svg:height="0.588cm" svg:x="13.008cm" svg:y="18.353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27" draw:text-style-name="P5" draw:layer="layout" svg:width="2.676cm" svg:height="0.593cm" svg:x="12.335cm" svg:y="18.941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28" draw:text-style-name="P8" draw:layer="layout" svg:width="2.682cm" svg:height="0.59cm" svg:x="11.663cm" svg:y="19.534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29" draw:text-style-name="P2" draw:layer="layout" svg:width="2.69cm" svg:height="0.591cm" svg:x="11.02cm" svg:y="20.094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</draw:g>
                </draw:g>
                <draw:g>
                  <draw:custom-shape draw:style-name="gr30" draw:text-style-name="P1" draw:layer="layout" svg:width="13.838cm" svg:height="3.559cm" svg:x="3.164cm" svg:y="14.843cm">
                    <text:p/>
                    <draw:enhanced-geometry svg:viewBox="0 0 21600 21600" draw:glue-points="?f6 0 10800 ?f8 ?f11 10800 ?f9 21600 10800 ?f10 ?f5 10800" draw:text-areas="?f3 ?f3 ?f4 ?f4" draw:type="parallelogram" draw:modifiers="6295.53128103277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line draw:style-name="gr31" draw:text-style-name="P1" draw:layer="layout" svg:x1="5.029cm" svg:y1="18.327cm" svg:x2="8.92cm" svg:y2="14.895cm">
                    <text:p/>
                  </draw:line>
                  <draw:line draw:style-name="gr31" draw:text-style-name="P1" draw:layer="layout" svg:x1="6.899cm" svg:y1="18.454cm" svg:x2="10.884cm" svg:y2="14.896cm">
                    <text:p/>
                  </draw:line>
                  <draw:line draw:style-name="gr31" draw:text-style-name="P1" draw:layer="layout" svg:x1="9.082cm" svg:y1="18.329cm" svg:x2="12.947cm" svg:y2="14.897cm">
                    <text:p/>
                  </draw:line>
                  <draw:line draw:style-name="gr31" draw:text-style-name="P1" draw:layer="layout" svg:x1="11.046cm" svg:y1="18.33cm" svg:x2="14.911cm" svg:y2="14.898cm">
                    <text:p/>
                  </draw:line>
                  <draw:line draw:style-name="gr31" draw:text-style-name="P1" draw:layer="layout" svg:x1="6.472cm" svg:y1="15.458cm" svg:x2="16.321cm" svg:y2="15.458cm">
                    <text:p/>
                  </draw:line>
                  <draw:line draw:style-name="gr31" draw:text-style-name="P1" draw:layer="layout" svg:x1="5.705cm" svg:y1="16.139cm" svg:x2="15.501cm" svg:y2="16.166cm">
                    <text:p/>
                  </draw:line>
                  <draw:line draw:style-name="gr31" draw:text-style-name="P1" draw:layer="layout" svg:x1="4.02cm" svg:y1="17.659cm" svg:x2="13.869cm" svg:y2="17.659cm">
                    <text:p/>
                  </draw:line>
                  <draw:line draw:style-name="gr31" draw:text-style-name="P1" draw:layer="layout" svg:x1="4.708cm" svg:y1="16.959cm" svg:x2="14.557cm" svg:y2="16.959cm">
                    <text:p/>
                  </draw:line>
                </draw:g>
                <draw:g>
                  <draw:custom-shape draw:style-name="gr32" draw:text-style-name="P1" draw:layer="layout" svg:width="13.838cm" svg:height="3.589cm" svg:x="3.164cm" svg:y="16.113cm">
                    <text:p/>
                    <draw:enhanced-geometry svg:viewBox="0 0 21600 21600" draw:glue-points="?f6 0 10800 ?f8 ?f11 10800 ?f9 21600 10800 ?f10 ?f5 10800" draw:text-areas="?f3 ?f3 ?f4 ?f4" draw:type="parallelogram" draw:modifiers="6295.53128103277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line draw:style-name="gr31" draw:text-style-name="P1" draw:layer="layout" svg:x1="5.064cm" svg:y1="19.627cm" svg:x2="9.028cm" svg:y2="16.198cm">
                    <text:p/>
                  </draw:line>
                  <draw:line draw:style-name="gr31" draw:text-style-name="P1" draw:layer="layout" svg:x1="6.969cm" svg:y1="19.754cm" svg:x2="11.029cm" svg:y2="16.199cm">
                    <text:p/>
                  </draw:line>
                  <draw:line draw:style-name="gr31" draw:text-style-name="P1" draw:layer="layout" svg:x1="9.193cm" svg:y1="19.629cm" svg:x2="13.13cm" svg:y2="16.2cm">
                    <text:p/>
                  </draw:line>
                  <draw:line draw:style-name="gr31" draw:text-style-name="P1" draw:layer="layout" svg:x1="11.194cm" svg:y1="19.63cm" svg:x2="15.131cm" svg:y2="16.201cm">
                    <text:p/>
                  </draw:line>
                  <draw:line draw:style-name="gr31" draw:text-style-name="P1" draw:layer="layout" svg:x1="6.534cm" svg:y1="16.76cm" svg:x2="16.567cm" svg:y2="16.76cm">
                    <text:p/>
                  </draw:line>
                  <draw:line draw:style-name="gr31" draw:text-style-name="P1" draw:layer="layout" svg:x1="5.753cm" svg:y1="17.441cm" svg:x2="15.732cm" svg:y2="17.468cm">
                    <text:p/>
                  </draw:line>
                  <draw:line draw:style-name="gr31" draw:text-style-name="P1" draw:layer="layout" svg:x1="4.036cm" svg:y1="18.96cm" svg:x2="14.069cm" svg:y2="18.96cm">
                    <text:p/>
                  </draw:line>
                  <draw:line draw:style-name="gr31" draw:text-style-name="P1" draw:layer="layout" svg:x1="4.737cm" svg:y1="18.26cm" svg:x2="14.77cm" svg:y2="18.26cm">
                    <text:p/>
                  </draw:line>
                </draw:g>
                <dr3d:scene draw:style-name="gr33" svg:width="0.635cm" svg:height="0.635cm" svg:x="12.888cm" svg:y="17.11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34" draw:layer="layout"/>
                </dr3d:scene>
                <draw:line draw:style-name="gr35" draw:text-style-name="P1" draw:layer="layout" svg:x1="9.61cm" svg:y1="16.221cm" svg:x2="9.61cm" svg:y2="19.523cm">
                  <text:p/>
                </draw:line>
                <draw:line draw:style-name="gr35" draw:text-style-name="P1" draw:layer="layout" svg:x1="8.01cm" svg:y1="14.821cm" svg:x2="8.01cm" svg:y2="18.123cm">
                  <text:p/>
                </draw:line>
                <draw:line draw:style-name="gr35" draw:text-style-name="P1" draw:layer="layout" svg:x1="4.81cm" svg:y1="16.621cm" svg:x2="4.81cm" svg:y2="19.923cm">
                  <text:p/>
                </draw:line>
                <draw:line draw:style-name="gr35" draw:text-style-name="P1" draw:layer="layout" svg:x1="7.61cm" svg:y1="15.721cm" svg:x2="7.61cm" svg:y2="19.023cm">
                  <text:p/>
                </draw:line>
                <draw:line draw:style-name="gr35" draw:text-style-name="P1" draw:layer="layout" svg:x1="8.31cm" svg:y1="15.421cm" svg:x2="8.31cm" svg:y2="18.723cm">
                  <text:p/>
                </draw:line>
                <draw:line draw:style-name="gr35" draw:text-style-name="P1" draw:layer="layout" svg:x1="8.51cm" svg:y1="15.721cm" svg:x2="8.51cm" svg:y2="19.023cm">
                  <text:p/>
                </draw:line>
                <draw:line draw:style-name="gr35" draw:text-style-name="P1" draw:layer="layout" svg:x1="10.11cm" svg:y1="14.921cm" svg:x2="10.11cm" svg:y2="18.223cm">
                  <text:p/>
                </draw:line>
                <draw:line draw:style-name="gr35" draw:text-style-name="P1" draw:layer="layout" svg:x1="11.41cm" svg:y1="15.421cm" svg:x2="11.41cm" svg:y2="18.723cm">
                  <text:p/>
                </draw:line>
                <draw:line draw:style-name="gr35" draw:text-style-name="P1" draw:layer="layout" svg:x1="12.41cm" svg:y1="15.021cm" svg:x2="12.41cm" svg:y2="18.323cm">
                  <text:p/>
                </draw:line>
                <draw:line draw:style-name="gr35" draw:text-style-name="P1" draw:layer="layout" svg:x1="13.21cm" svg:y1="13.921cm" svg:x2="13.21cm" svg:y2="17.223cm">
                  <text:p/>
                </draw:line>
                <draw:line draw:style-name="gr35" draw:text-style-name="P1" draw:layer="layout" svg:x1="14.41cm" svg:y1="14.421cm" svg:x2="14.41cm" svg:y2="17.723cm">
                  <text:p/>
                </draw:line>
                <draw:line draw:style-name="gr35" draw:text-style-name="P1" draw:layer="layout" svg:x1="15.41cm" svg:y1="14.821cm" svg:x2="15.41cm" svg:y2="18.123cm">
                  <text:p/>
                </draw:line>
                <draw:line draw:style-name="gr35" draw:text-style-name="P1" draw:layer="layout" svg:x1="16.41cm" svg:y1="13.821cm" svg:x2="16.41cm" svg:y2="17.123cm">
                  <text:p/>
                </draw:line>
              </draw:g>
              <draw:g>
                <dr3d:scene draw:style-name="gr33" svg:width="0.635cm" svg:height="0.635cm" svg:x="4.469cm" svg:y="19.691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34" draw:layer="layout"/>
                </dr3d:scene>
                <dr3d:scene draw:style-name="gr33" svg:width="0.635cm" svg:height="0.635cm" svg:x="16.085cm" svg:y="16.907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34" draw:layer="layout"/>
                </dr3d:scene>
                <dr3d:scene draw:style-name="gr36" svg:width="0.635cm" svg:height="0.635cm" svg:x="14.987cm" svg:y="17.909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37" draw:layer="layout"/>
                </dr3d:scene>
                <dr3d:scene draw:style-name="gr33" svg:width="0.635cm" svg:height="0.635cm" svg:x="7.289cm" svg:y="18.841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34" draw:layer="layout"/>
                </dr3d:scene>
                <dr3d:scene draw:style-name="gr33" svg:width="0.635cm" svg:height="0.635cm" svg:x="7.672cm" svg:y="17.894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34" draw:layer="layout"/>
                </dr3d:scene>
                <dr3d:scene draw:style-name="gr33" svg:width="0.635cm" svg:height="0.635cm" svg:x="9.273cm" svg:y="19.347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34" draw:layer="layout"/>
                </dr3d:scene>
                <dr3d:scene draw:style-name="gr33" svg:width="0.635cm" svg:height="0.635cm" svg:x="9.778cm" svg:y="18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34" draw:layer="layout"/>
                </dr3d:scene>
                <dr3d:scene draw:style-name="gr33" svg:width="0.635cm" svg:height="0.635cm" svg:x="11.081cm" svg:y="18.503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34" draw:layer="layout"/>
                </dr3d:scene>
                <dr3d:scene draw:style-name="gr33" svg:width="0.635cm" svg:height="0.635cm" svg:x="7.951cm" svg:y="18.506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34" draw:layer="layout"/>
                </dr3d:scene>
                <dr3d:scene draw:style-name="gr33" svg:width="0.635cm" svg:height="0.635cm" svg:x="8.183cm" svg:y="18.865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34" draw:layer="layout"/>
                </dr3d:scene>
                <dr3d:scene draw:style-name="gr33" svg:width="0.635cm" svg:height="0.635cm" svg:x="14.061cm" svg:y="17.525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34" draw:layer="layout"/>
                </dr3d:scene>
                <dr3d:scene draw:style-name="gr33" svg:width="0.635cm" svg:height="0.635cm" svg:x="12.062cm" svg:y="18.126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34" draw:layer="layout"/>
                </dr3d:scene>
              </draw:g>
              <draw:g>
                <draw:g>
                  <draw:g>
                    <draw:custom-shape draw:style-name="gr38" draw:text-style-name="P9" draw:layer="layout" svg:width="2.783cm" svg:height="0.635cm" svg:x="6.599cm" svg:y="13.7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772.41379310345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39" draw:text-style-name="P10" draw:layer="layout" svg:width="2.741cm" svg:height="0.591cm" svg:x="5.918cm" svg:y="14.335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0" draw:text-style-name="P9" draw:layer="layout" svg:width="2.74cm" svg:height="0.588cm" svg:x="5.23cm" svg:y="14.926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1" draw:text-style-name="P10" draw:layer="layout" svg:width="2.74cm" svg:height="0.593cm" svg:x="4.541cm" svg:y="15.514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2" draw:text-style-name="P11" draw:layer="layout" svg:width="2.748cm" svg:height="0.591cm" svg:x="3.851cm" svg:y="16.107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3" draw:text-style-name="P11" draw:layer="layout" svg:width="2.754cm" svg:height="0.591cm" svg:x="3.164cm" svg:y="16.698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</draw:g>
                  <draw:g>
                    <draw:custom-shape draw:style-name="gr44" draw:text-style-name="P12" draw:layer="layout" svg:width="2.784cm" svg:height="0.65cm" svg:x="8.63cm" svg:y="13.7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5" draw:text-style-name="P9" draw:layer="layout" svg:width="2.742cm" svg:height="0.591cm" svg:x="7.949cm" svg:y="14.35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6" draw:text-style-name="P12" draw:layer="layout" svg:width="2.74cm" svg:height="0.588cm" svg:x="7.261cm" svg:y="14.941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1" draw:text-style-name="P10" draw:layer="layout" svg:width="2.74cm" svg:height="0.593cm" svg:x="6.572cm" svg:y="15.529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7" draw:text-style-name="P11" draw:layer="layout" svg:width="2.747cm" svg:height="0.591cm" svg:x="5.883cm" svg:y="16.122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3" draw:text-style-name="P11" draw:layer="layout" svg:width="2.754cm" svg:height="0.591cm" svg:x="5.205cm" svg:y="16.684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</draw:g>
                  <draw:g>
                    <draw:custom-shape draw:style-name="gr48" draw:text-style-name="P13" draw:layer="layout" svg:width="2.818cm" svg:height="0.663cm" svg:x="10.628cm" svg:y="13.7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5" draw:text-style-name="P9" draw:layer="layout" svg:width="2.742cm" svg:height="0.591cm" svg:x="9.946cm" svg:y="14.363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9" draw:text-style-name="P10" draw:layer="layout" svg:width="2.74cm" svg:height="0.588cm" svg:x="9.259cm" svg:y="14.954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50" draw:text-style-name="P11" draw:layer="layout" svg:width="2.74cm" svg:height="0.593cm" svg:x="8.569cm" svg:y="15.542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2" draw:text-style-name="P11" draw:layer="layout" svg:width="2.748cm" svg:height="0.591cm" svg:x="7.88cm" svg:y="16.135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51" draw:text-style-name="P10" draw:layer="layout" svg:width="2.753cm" svg:height="0.591cm" svg:x="7.281cm" svg:y="16.665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</draw:g>
                  <draw:g>
                    <draw:custom-shape draw:style-name="gr52" draw:text-style-name="P14" draw:layer="layout" svg:width="2.816cm" svg:height="0.663cm" svg:x="12.535cm" svg:y="13.7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53" draw:text-style-name="P13" draw:layer="layout" svg:width="2.742cm" svg:height="0.591cm" svg:x="11.853cm" svg:y="14.363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6" draw:text-style-name="P12" draw:layer="layout" svg:width="2.74cm" svg:height="0.588cm" svg:x="11.166cm" svg:y="14.954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1" draw:text-style-name="P10" draw:layer="layout" svg:width="2.74cm" svg:height="0.593cm" svg:x="10.476cm" svg:y="15.542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42" draw:text-style-name="P11" draw:layer="layout" svg:width="2.748cm" svg:height="0.591cm" svg:x="9.787cm" svg:y="16.135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51" draw:text-style-name="P10" draw:layer="layout" svg:width="2.753cm" svg:height="0.591cm" svg:x="9.128cm" svg:y="16.665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</draw:g>
                  <draw:g>
                    <draw:custom-shape draw:style-name="gr54" draw:text-style-name="P14" draw:layer="layout" svg:width="2.629cm" svg:height="0.663cm" svg:x="14.373cm" svg:y="13.7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55" draw:text-style-name="P14" draw:layer="layout" svg:width="2.628cm" svg:height="0.591cm" svg:x="13.72cm" svg:y="14.363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56" draw:text-style-name="P15" draw:layer="layout" svg:width="2.626cm" svg:height="0.588cm" svg:x="13.062cm" svg:y="14.954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57" draw:text-style-name="P12" draw:layer="layout" svg:width="2.626cm" svg:height="0.593cm" svg:x="12.401cm" svg:y="15.542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58" draw:text-style-name="P16" draw:layer="layout" svg:width="2.633cm" svg:height="0.591cm" svg:x="11.74cm" svg:y="16.135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  <draw:custom-shape draw:style-name="gr59" draw:text-style-name="P16" draw:layer="layout" svg:width="2.64cm" svg:height="0.591cm" svg:x="11.16cm" svg:y="16.665cm">
                      <text:p/>
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<draw:equation draw:name="f0" draw:formula="$0 "/>
                        <draw:equation draw:name="f1" draw:formula="21600-$0 "/>
                        <draw:equation draw:name="f2" draw:formula="$0 *10/24"/>
                        <draw:equation draw:name="f3" draw:formula="?f2 +1750"/>
                        <draw:equation draw:name="f4" draw:formula="21600-?f3 "/>
                        <draw:equation draw:name="f5" draw:formula="?f0 /2"/>
                        <draw:equation draw:name="f6" draw:formula="10800+?f5 "/>
                        <draw:equation draw:name="f7" draw:formula="?f0 -10800"/>
                        <draw:equation draw:name="f8" draw:formula="if(?f7 ,?f13 ,0)"/>
                        <draw:equation draw:name="f9" draw:formula="10800-?f5 "/>
                        <draw:equation draw:name="f10" draw:formula="if(?f7 ,?f12 ,21600)"/>
                        <draw:equation draw:name="f11" draw:formula="21600-?f5 "/>
                        <draw:equation draw:name="f12" draw:formula="21600*10800/?f0 "/>
                        <draw:equation draw:name="f13" draw:formula="21600-?f12 "/>
                        <draw:handle draw:handle-position="$0 top" draw:handle-range-x-minimum="0" draw:handle-range-x-maximum="21600"/>
                      </draw:enhanced-geometry>
                    </draw:custom-shape>
                  </draw:g>
                </draw:g>
                <dr3d:scene draw:style-name="gr60" svg:width="0.635cm" svg:height="0.635cm" svg:x="4.468cm" svg:y="16.29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61" draw:layer="layout"/>
                </dr3d:scene>
                <dr3d:scene draw:style-name="gr62" svg:width="0.635cm" svg:height="0.635cm" svg:x="12.876cm" svg:y="13.698cm" dr3d:vrp="(0 0 16888.1428571429)" dr3d:vpn="(0 0 14297.1428571429)" dr3d:projection="perspective" dr3d:distance="2.591cm" dr3d:focal-length="10.008cm" dr3d:shadow-slant="1" dr3d:shade-mode="gouraud" dr3d:ambient-color="#e6e905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63" draw:layer="layout"/>
                </dr3d:scene>
                <dr3d:scene draw:style-name="gr62" svg:width="0.635cm" svg:height="0.635cm" svg:x="15.984cm" svg:y="13.406cm" dr3d:vrp="(0 0 16888.1428571429)" dr3d:vpn="(0 0 14297.1428571429)" dr3d:projection="perspective" dr3d:distance="2.591cm" dr3d:focal-length="10.008cm" dr3d:shadow-slant="1" dr3d:shade-mode="gouraud" dr3d:ambient-color="#e6e905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63" draw:layer="layout"/>
                </dr3d:scene>
                <dr3d:scene draw:style-name="gr62" svg:width="0.635cm" svg:height="0.635cm" svg:x="14.986cm" svg:y="14.508cm" dr3d:vrp="(0 0 16888.1428571429)" dr3d:vpn="(0 0 14297.1428571429)" dr3d:projection="perspective" dr3d:distance="2.591cm" dr3d:focal-length="10.008cm" dr3d:shadow-slant="1" dr3d:shade-mode="gouraud" dr3d:ambient-color="#e6e905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63" draw:layer="layout"/>
                </dr3d:scene>
                <dr3d:scene draw:style-name="gr60" svg:width="0.635cm" svg:height="0.635cm" svg:x="7.288cm" svg:y="15.44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61" draw:layer="layout"/>
                </dr3d:scene>
                <dr3d:scene draw:style-name="gr64" svg:width="0.635cm" svg:height="0.635cm" svg:x="7.671cm" svg:y="14.493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65" draw:layer="layout"/>
                </dr3d:scene>
                <dr3d:scene draw:style-name="gr66" svg:width="0.635cm" svg:height="0.635cm" svg:x="9.777cm" svg:y="14.599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67" draw:layer="layout"/>
                </dr3d:scene>
                <dr3d:scene draw:style-name="gr68" svg:width="0.635cm" svg:height="0.635cm" svg:x="11.08cm" svg:y="15.102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69" draw:layer="layout"/>
                </dr3d:scene>
                <dr3d:scene draw:style-name="gr66" svg:width="0.635cm" svg:height="0.635cm" svg:x="7.95cm" svg:y="15.105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67" draw:layer="layout"/>
                </dr3d:scene>
                <dr3d:scene draw:style-name="gr62" svg:width="0.635cm" svg:height="0.635cm" svg:x="8.182cm" svg:y="15.464cm" dr3d:vrp="(0 0 16888.1428571429)" dr3d:vpn="(0 0 14297.1428571429)" dr3d:projection="perspective" dr3d:distance="2.591cm" dr3d:focal-length="10.008cm" dr3d:shadow-slant="1" dr3d:shade-mode="gouraud" dr3d:ambient-color="#e6e905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63" draw:layer="layout"/>
                </dr3d:scene>
                <dr3d:scene draw:style-name="gr70" svg:width="0.635cm" svg:height="0.635cm" svg:x="14.06cm" svg:y="14.124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71" draw:layer="layout"/>
                </dr3d:scene>
                <dr3d:scene draw:style-name="gr64" svg:width="0.635cm" svg:height="0.635cm" svg:x="12.061cm" svg:y="14.725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65" draw:layer="layout"/>
                </dr3d:scene>
                <dr3d:scene draw:style-name="gr60" svg:width="0.635cm" svg:height="0.635cm" svg:x="9.289cm" svg:y="15.941cm" dr3d:vrp="(0 0 16888.1428571429)" dr3d:vpn="(0 0 14297.1428571429)" dr3d:projection="perspective" dr3d:distance="2.591cm" dr3d:focal-length="10.008cm" dr3d:shadow-slant="1" dr3d:shade-mode="gouraud" dr3d:ambient-color="#ffffff" dr3d:lighting-mode="false">
                  <dr3d:light dr3d:diffuse-color="#ffffff" dr3d:direction="(0.412713946308035 0.831609116066142 -0.371609306393876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sphere draw:style-name="gr61" draw:layer="layout"/>
                </dr3d:scene>
              </draw:g>
              <draw:line draw:style-name="gr1" draw:text-style-name="P1" draw:layer="layout" svg:x1="13.064cm" svg:y1="17.334cm" svg:x2="13.064cm" svg:y2="20.636cm">
                <text:p/>
              </draw:line>
            </draw:g>
            <draw:g>
              <draw:frame draw:style-name="gr72" draw:text-style-name="P17" draw:layer="layout" svg:width="9.492cm" svg:height="1.199cm" svg:x="0.856cm" svg:y="0.939cm">
                <draw:text-box>
                  <text:p><text:span text:style-name="T1">1.) Create and edit a parameters file</text:span></text:p>
                </draw:text-box>
              </draw:frame>
              <draw:frame draw:style-name="gr72" draw:text-style-name="P18" draw:layer="layout" svg:width="9.492cm" svg:height="1.199cm" svg:x="0.865cm" svg:y="12.558cm">
                <draw:text-box>
                  <text:p><text:span text:style-name="T2">2.) Use the parameters file to create a model</text:span></text:p>
                </draw:text-box>
              </draw:frame>
              <draw:frame draw:style-name="gr72" draw:text-style-name="P18" draw:layer="layout" svg:width="9.492cm" svg:height="1.199cm" svg:x="0.946cm" svg:y="20.956cm">
                <draw:text-box>
                  <text:p><text:span text:style-name="T2">3.) Run the model</text:span></text:p>
                </draw:text-box>
              </draw:frame>
              <draw:g>
                <draw:frame draw:style-name="gr73" draw:text-style-name="P19" draw:layer="layout" svg:width="6.498cm" svg:height="9.923cm" svg:x="1.456cm" svg:y="2.167cm">
                  <draw:text-box>
                    <text:p><text:span text:style-name="T3">parameters:{</text:span></text:p>
                    <text:p><text:span text:style-name="T3"/></text:p>
                    <text:p><text:span text:style-name="T3"><text:s text:c="4"/></text:span><text:span text:style-name="T3">landscape: {</text:span></text:p>
                    <text:p><text:span text:style-name="T3"><text:s text:c="8"/></text:span><text:span text:style-name="T3">.</text:span></text:p>
                    <text:p><text:span text:style-name="T3"><text:s text:c="8"/></text:span><text:span text:style-name="T3">.</text:span></text:p>
                    <text:p><text:span text:style-name="T3"><text:s text:c="4"/></text:span><text:span text:style-name="T3">}</text:span></text:p>
                    <text:p><text:span text:style-name="T3"/></text:p>
                    <text:p><text:span text:style-name="T3"><text:s text:c="4"/></text:span><text:span text:style-name="T3">community: {</text:span></text:p>
                    <text:p><text:span text:style-name="T3"/></text:p>
                    <text:p><text:span text:style-name="T3"><text:s text:c="8"/></text:span><text:span text:style-name="T3">species: {</text:span></text:p>
                    <text:p><text:span text:style-name="T3"><text:s text:c="12"/></text:span><text:span text:style-name="T3">.</text:span></text:p>
                    <text:p><text:span text:style-name="T3"><text:s text:c="12"/></text:span><text:span text:style-name="T3">.</text:span></text:p>
                    <text:p><text:span text:style-name="T3"/></text:p>
                    <text:p><text:span text:style-name="T3"><text:s text:c="12"/></text:span><text:span text:style-name="T3">genomic_arch: {</text:span></text:p>
                    <text:p><text:span text:style-name="T3"><text:s text:c="17"/></text:span><text:span text:style-name="T3">.</text:span></text:p>
                    <text:p><text:span text:style-name="T3"><text:s text:c="17"/></text:span><text:span text:style-name="T3">.</text:span></text:p>
                    <text:p><text:span text:style-name="T3"><text:tab/></text:span><text:span text:style-name="T3"><text:tab/></text:span><text:span text:style-name="T3">}</text:span></text:p>
                    <text:p><text:span text:style-name="T3"/></text:p>
                    <text:p><text:span text:style-name="T3"><text:tab/></text:span><text:span text:style-name="T3"> </text:span><text:span text:style-name="T3">}</text:span></text:p>
                    <text:p><text:span text:style-name="T3"><text:s text:c="4"/></text:span></text:p>
                    <text:p><text:span text:style-name="T3"><text:s text:c="5"/></text:span><text:span text:style-name="T3">}</text:span></text:p>
                    <text:p><text:span text:style-name="T3"/></text:p>
                    <text:p><text:span text:style-name="T3"><text:s text:c="4"/></text:span><text:span text:style-name="T3">model: {</text:span></text:p>
                    <text:p><text:span text:style-name="T3"><text:s text:c="8"/></text:span><text:span text:style-name="T3">.</text:span></text:p>
                    <text:p><text:span text:style-name="T3"><text:s text:c="8"/></text:span><text:span text:style-name="T3">.</text:span></text:p>
                    <text:p><text:span text:style-name="T3"><text:s text:c="4"/></text:span><text:span text:style-name="T3">}</text:span></text:p>
                    <text:p><text:span text:style-name="T3">}</text:span></text:p>
                    <text:p><text:span text:style-name="T3"/></text:p>
                    <text:p><text:span text:style-name="T3"/></text:p>
                  </draw:text-box>
                </draw:frame>
                <draw:g>
                  <draw:custom-shape draw:style-name="gr74" draw:text-style-name="P1" draw:layer="layout" svg:width="4.953cm" svg:height="1.67cm" svg:x="2.162cm" svg:y="2.751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75" draw:text-style-name="P1" draw:layer="layout" svg:width="4.864cm" svg:height="3.542cm" svg:x="2.851cm" svg:y="5.078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76" draw:text-style-name="P1" draw:layer="layout" svg:width="3.937cm" svg:height="1.524cm" svg:x="3.586cm" svg:y="6.43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77" draw:text-style-name="P1" draw:layer="layout" svg:width="3.937cm" svg:height="1.603cm" svg:x="2.186cm" svg:y="9.382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frame draw:style-name="gr78" draw:text-style-name="P20" draw:layer="layout" svg:width="4.318cm" svg:height="1.209cm" svg:x="1.254cm" svg:y="1.481cm">
                <draw:text-box>
                  <text:p><text:span text:style-name="T4">parameters</text:span><text:span text:style-name="T5"> file:</text:span></text:p>
                </draw:text-box>
              </draw:frame>
              <draw:g>
                <draw:custom-shape draw:style-name="gr79" draw:text-style-name="P9" draw:layer="layout" svg:width="10.16cm" svg:height="4.699cm" svg:x="10.398cm" svg:y="1.127cm">
                  <text:p/>
                  <draw:enhanced-geometry svg:viewBox="0 0 21600 21600" draw:type="rectangle" draw:enhanced-path="M 0 0 L 21600 0 21600 21600 0 21600 0 0 Z N"/>
                </draw:custom-shape>
                <draw:frame draw:style-name="gr72" draw:text-style-name="P21" draw:layer="layout" svg:width="10.254cm" svg:height="1.199cm" svg:x="10.336cm" svg:y="1.235cm">
                  <draw:text-box>
                    <text:p><text:span text:style-name="T6">Optional: </text:span><text:span text:style-name="T7">Include paths to raster files and/or directories of environmental-change rasters</text:span></text:p>
                  </draw:text-box>
                </draw:frame>
                <draw:line draw:style-name="gr80" draw:text-style-name="P11" draw:layer="layout" svg:x1="6.512cm" svg:y1="3.467cm" svg:x2="10.398cm" svg:y2="3.413cm">
                  <text:p/>
                </draw:line>
                <draw:g>
                  <draw:g>
                    <draw:custom-shape draw:style-name="gr81" draw:text-style-name="P22" draw:layer="layout" svg:width="1.143cm" svg:height="1.597cm" svg:x="16.467cm" svg:y="3.305cm">
                      <text:p/>
  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g>
                      <draw:g>
                        <draw:custom-shape draw:style-name="gr82" draw:text-style-name="P23" draw:layer="layout" svg:width="0.402cm" svg:height="0.224cm" svg:x="17.982cm" svg:y="2.84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cm" svg:height="0.224cm" svg:x="17.883cm" svg:y="3.06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9" draw:layer="layout" svg:width="0.401cm" svg:height="0.224cm" svg:x="17.782cm" svg:y="3.29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02cm" svg:height="0.225cm" svg:x="17.68cm" svg:y="3.51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02cm" svg:height="0.224cm" svg:x="17.58cm" svg:y="3.74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03cm" svg:height="0.224cm" svg:x="17.48cm" svg:y="3.964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6" draw:text-style-name="P1" draw:layer="layout" svg:width="2.062cm" svg:height="1.35cm" svg:x="17.48cm" svg:y="2.84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6295.53128103277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2" draw:text-style-name="P23" draw:layer="layout" svg:width="0.401cm" svg:height="0.224cm" svg:x="18.28cm" svg:y="2.849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01cm" svg:height="0.224cm" svg:x="18.18cm" svg:y="3.07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7" draw:text-style-name="P12" draw:layer="layout" svg:width="0.401cm" svg:height="0.223cm" svg:x="18.08cm" svg:y="3.29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cm" svg:height="0.226cm" svg:x="17.978cm" svg:y="3.5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03cm" svg:height="0.223cm" svg:x="17.877cm" svg:y="3.74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04cm" svg:height="0.225cm" svg:x="17.776cm" svg:y="3.969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7" draw:text-style-name="P12" draw:layer="layout" svg:width="0.401cm" svg:height="0.224cm" svg:x="18.569cm" svg:y="2.85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9" draw:layer="layout" svg:width="0.401cm" svg:height="0.224cm" svg:x="18.469cm" svg:y="3.07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cm" svg:height="0.224cm" svg:x="18.369cm" svg:y="3.30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cm" svg:height="0.226cm" svg:x="18.269cm" svg:y="3.52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02cm" svg:height="0.224cm" svg:x="18.167cm" svg:y="3.75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02cm" svg:height="0.224cm" svg:x="18.067cm" svg:y="3.97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8" draw:text-style-name="P15" draw:layer="layout" svg:width="0.403cm" svg:height="0.224cm" svg:x="18.85cm" svg:y="2.85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9" draw:text-style-name="P13" draw:layer="layout" svg:width="0.403cm" svg:height="0.224cm" svg:x="18.75cm" svg:y="3.07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7" draw:text-style-name="P12" draw:layer="layout" svg:width="0.401cm" svg:height="0.224cm" svg:x="18.65cm" svg:y="3.30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01cm" svg:height="0.226cm" svg:x="18.549cm" svg:y="3.52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01cm" svg:height="0.224cm" svg:x="18.449cm" svg:y="3.75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02cm" svg:height="0.224cm" svg:x="18.348cm" svg:y="3.97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7" draw:text-style-name="P12" draw:layer="layout" svg:width="0.402cm" svg:height="0.224cm" svg:x="19.14cm" svg:y="2.85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7" draw:text-style-name="P12" draw:layer="layout" svg:width="0.401cm" svg:height="0.224cm" svg:x="19.041cm" svg:y="3.07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9" draw:layer="layout" svg:width="0.401cm" svg:height="0.224cm" svg:x="18.94cm" svg:y="3.30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7" draw:text-style-name="P12" draw:layer="layout" svg:width="0.402cm" svg:height="0.226cm" svg:x="18.838cm" svg:y="3.52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90" draw:text-style-name="P16" draw:layer="layout" svg:width="0.403cm" svg:height="0.224cm" svg:x="18.737cm" svg:y="3.75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90" draw:text-style-name="P16" draw:layer="layout" svg:width="0.404cm" svg:height="0.224cm" svg:x="18.637cm" svg:y="3.97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3" draw:text-style-name="P10" draw:layer="layout" svg:width="0.403cm" svg:height="0.226cm" svg:x="17.691cm" svg:y="3.0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cm" svg:height="0.224cm" svg:x="17.591cm" svg:y="3.29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9" draw:layer="layout" svg:width="0.4cm" svg:height="0.222cm" svg:x="17.491cm" svg:y="3.5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01cm" svg:height="0.226cm" svg:x="17.389cm" svg:y="3.74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02cm" svg:height="0.224cm" svg:x="17.289cm" svg:y="3.968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02cm" svg:height="0.224cm" svg:x="17.189cm" svg:y="4.19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91" draw:text-style-name="P1" draw:layer="layout" svg:width="2.062cm" svg:height="1.351cm" svg:x="17.189cm" svg:y="3.0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6295.53128103277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3" draw:text-style-name="P10" draw:layer="layout" svg:width="0.402cm" svg:height="0.225cm" svg:x="17.988cm" svg:y="3.07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9" draw:layer="layout" svg:width="0.401cm" svg:height="0.224cm" svg:x="17.889cm" svg:y="3.30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7" draw:text-style-name="P12" draw:layer="layout" svg:width="0.402cm" svg:height="0.222cm" svg:x="17.788cm" svg:y="3.52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01cm" svg:height="0.226cm" svg:x="17.687cm" svg:y="3.74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02cm" svg:height="0.223cm" svg:x="17.586cm" svg:y="3.97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03cm" svg:height="0.225cm" svg:x="17.486cm" svg:y="4.19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8" draw:text-style-name="P15" draw:layer="layout" svg:width="0.403cm" svg:height="0.224cm" svg:x="18.277cm" svg:y="3.08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9" draw:layer="layout" svg:width="0.402cm" svg:height="0.224cm" svg:x="18.178cm" svg:y="3.30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cm" svg:height="0.223cm" svg:x="18.078cm" svg:y="3.5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cm" svg:height="0.225cm" svg:x="17.977cm" svg:y="3.75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02cm" svg:height="0.224cm" svg:x="17.875cm" svg:y="3.978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03cm" svg:height="0.225cm" svg:x="17.775cm" svg:y="4.20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9" draw:text-style-name="P13" draw:layer="layout" svg:width="0.402cm" svg:height="0.224cm" svg:x="18.56cm" svg:y="3.08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9" draw:text-style-name="P13" draw:layer="layout" svg:width="0.403cm" svg:height="0.224cm" svg:x="18.458cm" svg:y="3.30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7" draw:text-style-name="P12" draw:layer="layout" svg:width="0.402cm" svg:height="0.223cm" svg:x="18.358cm" svg:y="3.5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02cm" svg:height="0.225cm" svg:x="18.258cm" svg:y="3.75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02cm" svg:height="0.224cm" svg:x="18.158cm" svg:y="3.978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01cm" svg:height="0.225cm" svg:x="18.057cm" svg:y="4.20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9" draw:text-style-name="P13" draw:layer="layout" svg:width="0.402cm" svg:height="0.224cm" svg:x="18.849cm" svg:y="3.08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8" draw:text-style-name="P15" draw:layer="layout" svg:width="0.401cm" svg:height="0.224cm" svg:x="18.749cm" svg:y="3.30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7" draw:text-style-name="P12" draw:layer="layout" svg:width="0.401cm" svg:height="0.223cm" svg:x="18.649cm" svg:y="3.5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7" draw:text-style-name="P12" draw:layer="layout" svg:width="0.4cm" svg:height="0.225cm" svg:x="18.548cm" svg:y="3.75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92" draw:text-style-name="P24" draw:layer="layout" svg:width="0.402cm" svg:height="0.224cm" svg:x="18.447cm" svg:y="3.978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90" draw:text-style-name="P16" draw:layer="layout" svg:width="0.402cm" svg:height="0.225cm" svg:x="18.347cm" svg:y="4.20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4" draw:text-style-name="P9" draw:layer="layout" svg:width="0.403cm" svg:height="0.224cm" svg:x="17.404cm" svg:y="3.26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cm" svg:height="0.224cm" svg:x="17.306cm" svg:y="3.489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9" draw:layer="layout" svg:width="0.402cm" svg:height="0.224cm" svg:x="17.204cm" svg:y="3.71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01cm" svg:height="0.225cm" svg:x="17.103cm" svg:y="3.93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02cm" svg:height="0.224cm" svg:x="17.002cm" svg:y="4.16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04cm" svg:height="0.224cm" svg:x="16.902cm" svg:y="4.38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6" draw:text-style-name="P1" draw:layer="layout" svg:width="2.062cm" svg:height="1.35cm" svg:x="16.902cm" svg:y="3.26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6295.53128103277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7" draw:text-style-name="P12" draw:layer="layout" svg:width="0.401cm" svg:height="0.224cm" svg:x="17.702cm" svg:y="3.27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9" draw:layer="layout" svg:width="0.401cm" svg:height="0.224cm" svg:x="17.602cm" svg:y="3.49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7" draw:text-style-name="P12" draw:layer="layout" svg:width="0.401cm" svg:height="0.223cm" svg:x="17.502cm" svg:y="3.719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cm" svg:height="0.226cm" svg:x="17.401cm" svg:y="3.942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02cm" svg:height="0.223cm" svg:x="17.3cm" svg:y="4.168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02cm" svg:height="0.225cm" svg:x="17.2cm" svg:y="4.39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89" draw:text-style-name="P13" draw:layer="layout" svg:width="0.402cm" svg:height="0.224cm" svg:x="17.991cm" svg:y="3.27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4" draw:text-style-name="P9" draw:layer="layout" svg:width="0.402cm" svg:height="0.224cm" svg:x="17.891cm" svg:y="3.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cm" svg:height="0.224cm" svg:x="17.791cm" svg:y="3.724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cm" svg:height="0.225cm" svg:x="17.691cm" svg:y="3.948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02cm" svg:height="0.224cm" svg:x="17.589cm" svg:y="4.17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02cm" svg:height="0.224cm" svg:x="17.489cm" svg:y="4.39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93" draw:text-style-name="P14" draw:layer="layout" svg:width="0.402cm" svg:height="0.224cm" svg:x="18.273cm" svg:y="3.27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9" draw:text-style-name="P13" draw:layer="layout" svg:width="0.402cm" svg:height="0.224cm" svg:x="18.173cm" svg:y="3.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7" draw:text-style-name="P12" draw:layer="layout" svg:width="0.401cm" svg:height="0.224cm" svg:x="18.073cm" svg:y="3.724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02cm" svg:height="0.225cm" svg:x="17.971cm" svg:y="3.948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5" draw:text-style-name="P11" draw:layer="layout" svg:width="0.402cm" svg:height="0.224cm" svg:x="17.871cm" svg:y="4.17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3" draw:text-style-name="P10" draw:layer="layout" svg:width="0.403cm" svg:height="0.224cm" svg:x="17.77cm" svg:y="4.39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g>
                        <draw:custom-shape draw:style-name="gr93" draw:text-style-name="P14" draw:layer="layout" svg:width="0.402cm" svg:height="0.224cm" svg:x="18.562cm" svg:y="3.27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93" draw:text-style-name="P14" draw:layer="layout" svg:width="0.401cm" svg:height="0.224cm" svg:x="18.463cm" svg:y="3.5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8" draw:text-style-name="P15" draw:layer="layout" svg:width="0.402cm" svg:height="0.224cm" svg:x="18.362cm" svg:y="3.724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87" draw:text-style-name="P12" draw:layer="layout" svg:width="0.401cm" svg:height="0.225cm" svg:x="18.261cm" svg:y="3.948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90" draw:text-style-name="P16" draw:layer="layout" svg:width="0.402cm" svg:height="0.224cm" svg:x="18.16cm" svg:y="4.17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90" draw:text-style-name="P16" draw:layer="layout" svg:width="0.403cm" svg:height="0.224cm" svg:x="18.06cm" svg:y="4.39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</draw:g>
                    <draw:custom-shape draw:style-name="gr94" draw:text-style-name="P22" draw:layer="layout" svg:width="3.175cm" svg:height="1.905cm" svg:x="16.167cm" svg:y="3.605cm">
                      <text:p/>
  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</draw:g>
                  <draw:frame draw:style-name="gr78" draw:text-style-name="P20" draw:layer="layout" svg:width="4.318cm" svg:height="1.209cm" svg:x="15.77cm" svg:y="2.196cm">
                    <draw:text-box>
                      <text:p><text:span text:style-name="T5">raster directory:</text:span></text:p>
                    </draw:text-box>
                  </draw:frame>
                </draw:g>
                <draw:g>
                  <draw:custom-shape draw:style-name="gr95" draw:text-style-name="P1" draw:layer="layout" svg:width="2.413cm" svg:height="1.778cm" svg:x="11.91cm" svg:y="3.275cm">
                    <text:p/>
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6254.51532725766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g>
                    <draw:frame draw:style-name="gr78" draw:text-style-name="P20" draw:layer="layout" svg:width="4.318cm" svg:height="1.209cm" svg:x="11.754cm" svg:y="2.282cm">
                      <draw:text-box>
                        <text:p><text:span text:style-name="T4">raster</text:span><text:span text:style-name="T5"> file:</text:span></text:p>
                      </draw:text-box>
                    </draw:frame>
                  </draw:g>
                  <draw:g>
                    <draw:g>
                      <draw:g>
                        <draw:custom-shape draw:style-name="gr96" draw:text-style-name="P3" draw:layer="layout" svg:width="0.518cm" svg:height="0.301cm" svg:x="12.811cm" svg:y="3.28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97" draw:text-style-name="P5" draw:layer="layout" svg:width="0.468cm" svg:height="0.294cm" svg:x="12.744cm" svg:y="3.58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98" draw:text-style-name="P6" draw:layer="layout" svg:width="0.467cm" svg:height="0.293cm" svg:x="12.627cm" svg:y="3.88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98" draw:text-style-name="P6" draw:layer="layout" svg:width="0.468cm" svg:height="0.294cm" svg:x="12.51cm" svg:y="4.174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98" draw:text-style-name="P6" draw:layer="layout" svg:width="0.468cm" svg:height="0.293cm" svg:x="12.393cm" svg:y="4.468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99" draw:text-style-name="P4" draw:layer="layout" svg:width="0.469cm" svg:height="0.294cm" svg:x="12.275cm" svg:y="4.74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  <draw:custom-shape draw:style-name="gr99" draw:text-style-name="P4" draw:layer="layout" svg:width="0.474cm" svg:height="0.306cm" svg:x="13.192cm" svg:y="3.286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98" draw:text-style-name="P6" draw:layer="layout" svg:width="0.466cm" svg:height="0.293cm" svg:x="13.083cm" svg:y="3.592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98" draw:text-style-name="P6" draw:layer="layout" svg:width="0.467cm" svg:height="0.293cm" svg:x="12.965cm" svg:y="3.885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99" draw:text-style-name="P4" draw:layer="layout" svg:width="0.467cm" svg:height="0.293cm" svg:x="12.848cm" svg:y="4.178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99" draw:text-style-name="P4" draw:layer="layout" svg:width="0.468cm" svg:height="0.292cm" svg:x="12.731cm" svg:y="4.471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custom-shape draw:style-name="gr96" draw:text-style-name="P3" draw:layer="layout" svg:width="0.469cm" svg:height="0.293cm" svg:x="12.622cm" svg:y="4.747cm">
                        <text:p/>
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<draw:equation draw:name="f0" draw:formula="$0 "/>
                          <draw:equation draw:name="f1" draw:formula="21600-$0 "/>
                          <draw:equation draw:name="f2" draw:formula="$0 *10/24"/>
                          <draw:equation draw:name="f3" draw:formula="?f2 +1750"/>
                          <draw:equation draw:name="f4" draw:formula="21600-?f3 "/>
                          <draw:equation draw:name="f5" draw:formula="?f0 /2"/>
                          <draw:equation draw:name="f6" draw:formula="10800+?f5 "/>
                          <draw:equation draw:name="f7" draw:formula="?f0 -10800"/>
                          <draw:equation draw:name="f8" draw:formula="if(?f7 ,?f13 ,0)"/>
                          <draw:equation draw:name="f9" draw:formula="10800-?f5 "/>
                          <draw:equation draw:name="f10" draw:formula="if(?f7 ,?f12 ,21600)"/>
                          <draw:equation draw:name="f11" draw:formula="21600-?f5 "/>
                          <draw:equation draw:name="f12" draw:formula="21600*10800/?f0 "/>
                          <draw:equation draw:name="f13" draw:formula="21600-?f12 "/>
                          <draw:handle draw:handle-position="$0 top" draw:handle-range-x-minimum="0" draw:handle-range-x-maximum="21600"/>
                        </draw:enhanced-geometry>
                      </draw:custom-shape>
                      <draw:g>
                        <draw:g>
                          <draw:custom-shape draw:style-name="gr98" draw:text-style-name="P6" draw:layer="layout" svg:width="0.449cm" svg:height="0.294cm" svg:x="13.505cm" svg:y="3.286cm">
                            <text:p/>
  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  <draw:equation draw:name="f0" draw:formula="$0 "/>
                              <draw:equation draw:name="f1" draw:formula="21600-$0 "/>
                              <draw:equation draw:name="f2" draw:formula="$0 *10/24"/>
                              <draw:equation draw:name="f3" draw:formula="?f2 +1750"/>
                              <draw:equation draw:name="f4" draw:formula="21600-?f3 "/>
                              <draw:equation draw:name="f5" draw:formula="?f0 /2"/>
                              <draw:equation draw:name="f6" draw:formula="10800+?f5 "/>
                              <draw:equation draw:name="f7" draw:formula="?f0 -10800"/>
                              <draw:equation draw:name="f8" draw:formula="if(?f7 ,?f13 ,0)"/>
                              <draw:equation draw:name="f9" draw:formula="10800-?f5 "/>
                              <draw:equation draw:name="f10" draw:formula="if(?f7 ,?f12 ,21600)"/>
                              <draw:equation draw:name="f11" draw:formula="21600-?f5 "/>
                              <draw:equation draw:name="f12" draw:formula="21600*10800/?f0 "/>
                              <draw:equation draw:name="f13" draw:formula="21600-?f12 "/>
                              <draw:handle draw:handle-position="$0 top" draw:handle-range-x-minimum="0" draw:handle-range-x-maximum="21600"/>
                            </draw:enhanced-geometry>
                          </draw:custom-shape>
                          <draw:custom-shape draw:style-name="gr98" draw:text-style-name="P6" draw:layer="layout" svg:width="0.448cm" svg:height="0.296cm" svg:x="13.394cm" svg:y="3.58cm">
                            <text:p/>
  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  <draw:equation draw:name="f0" draw:formula="$0 "/>
                              <draw:equation draw:name="f1" draw:formula="21600-$0 "/>
                              <draw:equation draw:name="f2" draw:formula="$0 *10/24"/>
                              <draw:equation draw:name="f3" draw:formula="?f2 +1750"/>
                              <draw:equation draw:name="f4" draw:formula="21600-?f3 "/>
                              <draw:equation draw:name="f5" draw:formula="?f0 /2"/>
                              <draw:equation draw:name="f6" draw:formula="10800+?f5 "/>
                              <draw:equation draw:name="f7" draw:formula="?f0 -10800"/>
                              <draw:equation draw:name="f8" draw:formula="if(?f7 ,?f13 ,0)"/>
                              <draw:equation draw:name="f9" draw:formula="10800-?f5 "/>
                              <draw:equation draw:name="f10" draw:formula="if(?f7 ,?f12 ,21600)"/>
                              <draw:equation draw:name="f11" draw:formula="21600-?f5 "/>
                              <draw:equation draw:name="f12" draw:formula="21600*10800/?f0 "/>
                              <draw:equation draw:name="f13" draw:formula="21600-?f12 "/>
                              <draw:handle draw:handle-position="$0 top" draw:handle-range-x-minimum="0" draw:handle-range-x-maximum="21600"/>
                            </draw:enhanced-geometry>
                          </draw:custom-shape>
                          <draw:custom-shape draw:style-name="gr100" draw:text-style-name="P7" draw:layer="layout" svg:width="0.449cm" svg:height="0.294cm" svg:x="13.281cm" svg:y="3.876cm">
                            <text:p/>
  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  <draw:equation draw:name="f0" draw:formula="$0 "/>
                              <draw:equation draw:name="f1" draw:formula="21600-$0 "/>
                              <draw:equation draw:name="f2" draw:formula="$0 *10/24"/>
                              <draw:equation draw:name="f3" draw:formula="?f2 +1750"/>
                              <draw:equation draw:name="f4" draw:formula="21600-?f3 "/>
                              <draw:equation draw:name="f5" draw:formula="?f0 /2"/>
                              <draw:equation draw:name="f6" draw:formula="10800+?f5 "/>
                              <draw:equation draw:name="f7" draw:formula="?f0 -10800"/>
                              <draw:equation draw:name="f8" draw:formula="if(?f7 ,?f13 ,0)"/>
                              <draw:equation draw:name="f9" draw:formula="10800-?f5 "/>
                              <draw:equation draw:name="f10" draw:formula="if(?f7 ,?f12 ,21600)"/>
                              <draw:equation draw:name="f11" draw:formula="21600-?f5 "/>
                              <draw:equation draw:name="f12" draw:formula="21600*10800/?f0 "/>
                              <draw:equation draw:name="f13" draw:formula="21600-?f12 "/>
                              <draw:handle draw:handle-position="$0 top" draw:handle-range-x-minimum="0" draw:handle-range-x-maximum="21600"/>
                            </draw:enhanced-geometry>
                          </draw:custom-shape>
                          <draw:custom-shape draw:style-name="gr98" draw:text-style-name="P6" draw:layer="layout" svg:width="0.446cm" svg:height="0.295cm" svg:x="13.17cm" svg:y="4.17cm">
                            <text:p/>
  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  <draw:equation draw:name="f0" draw:formula="$0 "/>
                              <draw:equation draw:name="f1" draw:formula="21600-$0 "/>
                              <draw:equation draw:name="f2" draw:formula="$0 *10/24"/>
                              <draw:equation draw:name="f3" draw:formula="?f2 +1750"/>
                              <draw:equation draw:name="f4" draw:formula="21600-?f3 "/>
                              <draw:equation draw:name="f5" draw:formula="?f0 /2"/>
                              <draw:equation draw:name="f6" draw:formula="10800+?f5 "/>
                              <draw:equation draw:name="f7" draw:formula="?f0 -10800"/>
                              <draw:equation draw:name="f8" draw:formula="if(?f7 ,?f13 ,0)"/>
                              <draw:equation draw:name="f9" draw:formula="10800-?f5 "/>
                              <draw:equation draw:name="f10" draw:formula="if(?f7 ,?f12 ,21600)"/>
                              <draw:equation draw:name="f11" draw:formula="21600-?f5 "/>
                              <draw:equation draw:name="f12" draw:formula="21600*10800/?f0 "/>
                              <draw:equation draw:name="f13" draw:formula="21600-?f12 "/>
                              <draw:handle draw:handle-position="$0 top" draw:handle-range-x-minimum="0" draw:handle-range-x-maximum="21600"/>
                            </draw:enhanced-geometry>
                          </draw:custom-shape>
                          <draw:custom-shape draw:style-name="gr98" draw:text-style-name="P6" draw:layer="layout" svg:width="0.449cm" svg:height="0.295cm" svg:x="13.056cm" svg:y="4.465cm">
                            <text:p/>
  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  <draw:equation draw:name="f0" draw:formula="$0 "/>
                              <draw:equation draw:name="f1" draw:formula="21600-$0 "/>
                              <draw:equation draw:name="f2" draw:formula="$0 *10/24"/>
                              <draw:equation draw:name="f3" draw:formula="?f2 +1750"/>
                              <draw:equation draw:name="f4" draw:formula="21600-?f3 "/>
                              <draw:equation draw:name="f5" draw:formula="?f0 /2"/>
                              <draw:equation draw:name="f6" draw:formula="10800+?f5 "/>
                              <draw:equation draw:name="f7" draw:formula="?f0 -10800"/>
                              <draw:equation draw:name="f8" draw:formula="if(?f7 ,?f13 ,0)"/>
                              <draw:equation draw:name="f9" draw:formula="10800-?f5 "/>
                              <draw:equation draw:name="f10" draw:formula="if(?f7 ,?f12 ,21600)"/>
                              <draw:equation draw:name="f11" draw:formula="21600-?f5 "/>
                              <draw:equation draw:name="f12" draw:formula="21600*10800/?f0 "/>
                              <draw:equation draw:name="f13" draw:formula="21600-?f12 "/>
                              <draw:handle draw:handle-position="$0 top" draw:handle-range-x-minimum="0" draw:handle-range-x-maximum="21600"/>
                            </draw:enhanced-geometry>
                          </draw:custom-shape>
                          <draw:custom-shape draw:style-name="gr101" draw:text-style-name="P2" draw:layer="layout" svg:width="0.45cm" svg:height="0.294cm" svg:x="12.946cm" svg:y="4.743cm">
                            <text:p/>
  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  <draw:equation draw:name="f0" draw:formula="$0 "/>
                              <draw:equation draw:name="f1" draw:formula="21600-$0 "/>
                              <draw:equation draw:name="f2" draw:formula="$0 *10/24"/>
                              <draw:equation draw:name="f3" draw:formula="?f2 +1750"/>
                              <draw:equation draw:name="f4" draw:formula="21600-?f3 "/>
                              <draw:equation draw:name="f5" draw:formula="?f0 /2"/>
                              <draw:equation draw:name="f6" draw:formula="10800+?f5 "/>
                              <draw:equation draw:name="f7" draw:formula="?f0 -10800"/>
                              <draw:equation draw:name="f8" draw:formula="if(?f7 ,?f13 ,0)"/>
                              <draw:equation draw:name="f9" draw:formula="10800-?f5 "/>
                              <draw:equation draw:name="f10" draw:formula="if(?f7 ,?f12 ,21600)"/>
                              <draw:equation draw:name="f11" draw:formula="21600-?f5 "/>
                              <draw:equation draw:name="f12" draw:formula="21600*10800/?f0 "/>
                              <draw:equation draw:name="f13" draw:formula="21600-?f12 "/>
                              <draw:handle draw:handle-position="$0 top" draw:handle-range-x-minimum="0" draw:handle-range-x-maximum="21600"/>
                            </draw:enhanced-geometry>
                          </draw:custom-shape>
                        </draw:g>
                        <draw:g>
                          <draw:custom-shape draw:style-name="gr98" draw:text-style-name="P6" draw:layer="layout" svg:width="0.453cm" svg:height="0.294cm" svg:x="13.842cm" svg:y="3.286cm">
                            <text:p/>
  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  <draw:equation draw:name="f0" draw:formula="$0 "/>
                              <draw:equation draw:name="f1" draw:formula="21600-$0 "/>
                              <draw:equation draw:name="f2" draw:formula="$0 *10/24"/>
                              <draw:equation draw:name="f3" draw:formula="?f2 +1750"/>
                              <draw:equation draw:name="f4" draw:formula="21600-?f3 "/>
                              <draw:equation draw:name="f5" draw:formula="?f0 /2"/>
                              <draw:equation draw:name="f6" draw:formula="10800+?f5 "/>
                              <draw:equation draw:name="f7" draw:formula="?f0 -10800"/>
                              <draw:equation draw:name="f8" draw:formula="if(?f7 ,?f13 ,0)"/>
                              <draw:equation draw:name="f9" draw:formula="10800-?f5 "/>
                              <draw:equation draw:name="f10" draw:formula="if(?f7 ,?f12 ,21600)"/>
                              <draw:equation draw:name="f11" draw:formula="21600-?f5 "/>
                              <draw:equation draw:name="f12" draw:formula="21600*10800/?f0 "/>
                              <draw:equation draw:name="f13" draw:formula="21600-?f12 "/>
                              <draw:handle draw:handle-position="$0 top" draw:handle-range-x-minimum="0" draw:handle-range-x-maximum="21600"/>
                            </draw:enhanced-geometry>
                          </draw:custom-shape>
                          <draw:custom-shape draw:style-name="gr98" draw:text-style-name="P6" draw:layer="layout" svg:width="0.452cm" svg:height="0.296cm" svg:x="13.73cm" svg:y="3.58cm">
                            <text:p/>
  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  <draw:equation draw:name="f0" draw:formula="$0 "/>
                              <draw:equation draw:name="f1" draw:formula="21600-$0 "/>
                              <draw:equation draw:name="f2" draw:formula="$0 *10/24"/>
                              <draw:equation draw:name="f3" draw:formula="?f2 +1750"/>
                              <draw:equation draw:name="f4" draw:formula="21600-?f3 "/>
                              <draw:equation draw:name="f5" draw:formula="?f0 /2"/>
                              <draw:equation draw:name="f6" draw:formula="10800+?f5 "/>
                              <draw:equation draw:name="f7" draw:formula="?f0 -10800"/>
                              <draw:equation draw:name="f8" draw:formula="if(?f7 ,?f13 ,0)"/>
                              <draw:equation draw:name="f9" draw:formula="10800-?f5 "/>
                              <draw:equation draw:name="f10" draw:formula="if(?f7 ,?f12 ,21600)"/>
                              <draw:equation draw:name="f11" draw:formula="21600-?f5 "/>
                              <draw:equation draw:name="f12" draw:formula="21600*10800/?f0 "/>
                              <draw:equation draw:name="f13" draw:formula="21600-?f12 "/>
                              <draw:handle draw:handle-position="$0 top" draw:handle-range-x-minimum="0" draw:handle-range-x-maximum="21600"/>
                            </draw:enhanced-geometry>
                          </draw:custom-shape>
                          <draw:custom-shape draw:style-name="gr100" draw:text-style-name="P7" draw:layer="layout" svg:width="0.452cm" svg:height="0.294cm" svg:x="13.616cm" svg:y="3.876cm">
                            <text:p/>
  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  <draw:equation draw:name="f0" draw:formula="$0 "/>
                              <draw:equation draw:name="f1" draw:formula="21600-$0 "/>
                              <draw:equation draw:name="f2" draw:formula="$0 *10/24"/>
                              <draw:equation draw:name="f3" draw:formula="?f2 +1750"/>
                              <draw:equation draw:name="f4" draw:formula="21600-?f3 "/>
                              <draw:equation draw:name="f5" draw:formula="?f0 /2"/>
                              <draw:equation draw:name="f6" draw:formula="10800+?f5 "/>
                              <draw:equation draw:name="f7" draw:formula="?f0 -10800"/>
                              <draw:equation draw:name="f8" draw:formula="if(?f7 ,?f13 ,0)"/>
                              <draw:equation draw:name="f9" draw:formula="10800-?f5 "/>
                              <draw:equation draw:name="f10" draw:formula="if(?f7 ,?f12 ,21600)"/>
                              <draw:equation draw:name="f11" draw:formula="21600-?f5 "/>
                              <draw:equation draw:name="f12" draw:formula="21600*10800/?f0 "/>
                              <draw:equation draw:name="f13" draw:formula="21600-?f12 "/>
                              <draw:handle draw:handle-position="$0 top" draw:handle-range-x-minimum="0" draw:handle-range-x-maximum="21600"/>
                            </draw:enhanced-geometry>
                          </draw:custom-shape>
                          <draw:custom-shape draw:style-name="gr97" draw:text-style-name="P5" draw:layer="layout" svg:width="0.451cm" svg:height="0.295cm" svg:x="13.502cm" svg:y="4.17cm">
                            <text:p/>
  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  <draw:equation draw:name="f0" draw:formula="$0 "/>
                              <draw:equation draw:name="f1" draw:formula="21600-$0 "/>
                              <draw:equation draw:name="f2" draw:formula="$0 *10/24"/>
                              <draw:equation draw:name="f3" draw:formula="?f2 +1750"/>
                              <draw:equation draw:name="f4" draw:formula="21600-?f3 "/>
                              <draw:equation draw:name="f5" draw:formula="?f0 /2"/>
                              <draw:equation draw:name="f6" draw:formula="10800+?f5 "/>
                              <draw:equation draw:name="f7" draw:formula="?f0 -10800"/>
                              <draw:equation draw:name="f8" draw:formula="if(?f7 ,?f13 ,0)"/>
                              <draw:equation draw:name="f9" draw:formula="10800-?f5 "/>
                              <draw:equation draw:name="f10" draw:formula="if(?f7 ,?f12 ,21600)"/>
                              <draw:equation draw:name="f11" draw:formula="21600-?f5 "/>
                              <draw:equation draw:name="f12" draw:formula="21600*10800/?f0 "/>
                              <draw:equation draw:name="f13" draw:formula="21600-?f12 "/>
                              <draw:handle draw:handle-position="$0 top" draw:handle-range-x-minimum="0" draw:handle-range-x-maximum="21600"/>
                            </draw:enhanced-geometry>
                          </draw:custom-shape>
                          <draw:custom-shape draw:style-name="gr99" draw:text-style-name="P8" draw:layer="layout" svg:width="0.455cm" svg:height="0.295cm" svg:x="13.387cm" svg:y="4.465cm">
                            <text:p/>
  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  <draw:equation draw:name="f0" draw:formula="$0 "/>
                              <draw:equation draw:name="f1" draw:formula="21600-$0 "/>
                              <draw:equation draw:name="f2" draw:formula="$0 *10/24"/>
                              <draw:equation draw:name="f3" draw:formula="?f2 +1750"/>
                              <draw:equation draw:name="f4" draw:formula="21600-?f3 "/>
                              <draw:equation draw:name="f5" draw:formula="?f0 /2"/>
                              <draw:equation draw:name="f6" draw:formula="10800+?f5 "/>
                              <draw:equation draw:name="f7" draw:formula="?f0 -10800"/>
                              <draw:equation draw:name="f8" draw:formula="if(?f7 ,?f13 ,0)"/>
                              <draw:equation draw:name="f9" draw:formula="10800-?f5 "/>
                              <draw:equation draw:name="f10" draw:formula="if(?f7 ,?f12 ,21600)"/>
                              <draw:equation draw:name="f11" draw:formula="21600-?f5 "/>
                              <draw:equation draw:name="f12" draw:formula="21600*10800/?f0 "/>
                              <draw:equation draw:name="f13" draw:formula="21600-?f12 "/>
                              <draw:handle draw:handle-position="$0 top" draw:handle-range-x-minimum="0" draw:handle-range-x-maximum="21600"/>
                            </draw:enhanced-geometry>
                          </draw:custom-shape>
                          <draw:custom-shape draw:style-name="gr101" draw:text-style-name="P2" draw:layer="layout" svg:width="0.454cm" svg:height="0.295cm" svg:x="13.279cm" svg:y="4.745cm">
                            <text:p/>
  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  <draw:equation draw:name="f0" draw:formula="$0 "/>
                              <draw:equation draw:name="f1" draw:formula="21600-$0 "/>
                              <draw:equation draw:name="f2" draw:formula="$0 *10/24"/>
                              <draw:equation draw:name="f3" draw:formula="?f2 +1750"/>
                              <draw:equation draw:name="f4" draw:formula="21600-?f3 "/>
                              <draw:equation draw:name="f5" draw:formula="?f0 /2"/>
                              <draw:equation draw:name="f6" draw:formula="10800+?f5 "/>
                              <draw:equation draw:name="f7" draw:formula="?f0 -10800"/>
                              <draw:equation draw:name="f8" draw:formula="if(?f7 ,?f13 ,0)"/>
                              <draw:equation draw:name="f9" draw:formula="10800-?f5 "/>
                              <draw:equation draw:name="f10" draw:formula="if(?f7 ,?f12 ,21600)"/>
                              <draw:equation draw:name="f11" draw:formula="21600-?f5 "/>
                              <draw:equation draw:name="f12" draw:formula="21600*10800/?f0 "/>
                              <draw:equation draw:name="f13" draw:formula="21600-?f12 "/>
                              <draw:handle draw:handle-position="$0 top" draw:handle-range-x-minimum="0" draw:handle-range-x-maximum="21600"/>
                            </draw:enhanced-geometry>
                          </draw:custom-shape>
                        </draw:g>
                      </draw:g>
                      <draw:g>
                        <draw:custom-shape draw:style-name="gr101" draw:text-style-name="P2" draw:layer="layout" svg:width="0.468cm" svg:height="0.293cm" svg:x="12.515cm" svg:y="3.286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96" draw:text-style-name="P3" draw:layer="layout" svg:width="0.468cm" svg:height="0.292cm" svg:x="12.399cm" svg:y="3.579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99" draw:text-style-name="P4" draw:layer="layout" svg:width="0.467cm" svg:height="0.292cm" svg:x="12.282cm" svg:y="3.871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97" draw:text-style-name="P5" draw:layer="layout" svg:width="0.466cm" svg:height="0.294cm" svg:x="12.165cm" svg:y="4.163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102" draw:text-style-name="P6" draw:layer="layout" svg:width="0.468cm" svg:height="0.292cm" svg:x="12.047cm" svg:y="4.457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  <draw:custom-shape draw:style-name="gr100" draw:text-style-name="P7" draw:layer="layout" svg:width="0.469cm" svg:height="0.293cm" svg:x="11.93cm" svg:y="4.749cm">
                          <text:p/>
              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              <draw:equation draw:name="f0" draw:formula="$0 "/>
                            <draw:equation draw:name="f1" draw:formula="21600-$0 "/>
                            <draw:equation draw:name="f2" draw:formula="$0 *10/24"/>
                            <draw:equation draw:name="f3" draw:formula="?f2 +1750"/>
                            <draw:equation draw:name="f4" draw:formula="21600-?f3 "/>
                            <draw:equation draw:name="f5" draw:formula="?f0 /2"/>
                            <draw:equation draw:name="f6" draw:formula="10800+?f5 "/>
                            <draw:equation draw:name="f7" draw:formula="?f0 -10800"/>
                            <draw:equation draw:name="f8" draw:formula="if(?f7 ,?f13 ,0)"/>
                            <draw:equation draw:name="f9" draw:formula="10800-?f5 "/>
                            <draw:equation draw:name="f10" draw:formula="if(?f7 ,?f12 ,21600)"/>
                            <draw:equation draw:name="f11" draw:formula="21600-?f5 "/>
                            <draw:equation draw:name="f12" draw:formula="21600*10800/?f0 "/>
                            <draw:equation draw:name="f13" draw:formula="21600-?f12 "/>
                            <draw:handle draw:handle-position="$0 top" draw:handle-range-x-minimum="0" draw:handle-range-x-maximum="21600"/>
                          </draw:enhanced-geometry>
                        </draw:custom-shape>
                      </draw:g>
                    </draw:g>
                  </draw:g>
                </draw:g>
              </draw:g>
              <draw:g>
                <draw:custom-shape draw:style-name="gr103" draw:text-style-name="P9" draw:layer="layout" svg:width="10.16cm" svg:height="5.461cm" svg:x="10.368cm" svg:y="6.39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04" draw:text-style-name="P25" draw:layer="layout" svg:width="6.826cm" svg:height="3.653cm" svg:x="11.657cm" svg:y="7.715cm">
                  <draw:text-box>
                    <text:p><text:span text:style-name="T8">loc, <text:s text:c="2"/>p, <text:s/>dom, <text:s text:c="3"/>r, <text:s/>trait, <text:s/>alpha,</text:span></text:p>
                    <text:p><text:span text:style-name="T8"><text:s text:c="2"/></text:span><text:span text:style-name="T8">1, 0.5, <text:s text:c="3"/>0, <text:s/>0.5, <text:s text:c="6"/>, <text:s text:c="6"/>,</text:span></text:p>
                    <text:p><text:span text:style-name="T8"><text:s text:c="2"/></text:span><text:span text:style-name="T8">1, 0.5, <text:s text:c="3"/>0, <text:s/>0.5, <text:s text:c="6"/>, <text:s text:c="6"/>,</text:span></text:p>
                    <text:p><text:span text:style-name="T8"><text:s text:c="2"/></text:span><text:span text:style-name="T8">1, 0.5, <text:s text:c="3"/>0, 0.01, <text:s text:c="5"/>0, <text:s text:c="3"/>0.5,</text:span></text:p>
                    <text:p><text:span text:style-name="T8"><text:s text:c="2"/></text:span><text:span text:style-name="T8">1, 0.5, <text:s text:c="3"/>0, 0.01, <text:s text:c="5"/>1, <text:s text:c="3"/>0.5,</text:span></text:p>
                    <text:p><text:span text:style-name="T8"><text:s text:c="2"/></text:span><text:span text:style-name="T8">1, 0.5, <text:s text:c="3"/>0, 0.01, <text:s text:c="5"/>2, <text:s text:c="3"/>0.5,</text:span></text:p>
                    <text:p><text:span text:style-name="T8"><text:s text:c="2"/></text:span><text:span text:style-name="T8">1, 0.5, <text:s text:c="3"/>0, <text:s/>0.5, <text:s text:c="6"/>, <text:s text:c="6"/>,</text:span></text:p>
                    <text:p><text:span text:style-name="T8"><text:s text:c="2"/></text:span><text:span text:style-name="T8">1, 0.5, <text:s text:c="3"/>0, <text:s/>0.5, <text:s text:c="6"/>, <text:s text:c="6"/>,</text:span></text:p>
                    <text:p><text:span text:style-name="T8"><text:s text:c="2"/></text:span><text:span text:style-name="T8">. <text:s text:c="3"/>. <text:s text:c="4"/>. <text:s text:c="4"/>. <text:s text:c="6"/>. <text:s text:c="6"/>.</text:span></text:p>
                    <text:p><text:span text:style-name="T8"><text:s text:c="2"/></text:span><text:span text:style-name="T8">. <text:s text:c="3"/>. <text:s text:c="4"/>. <text:s text:c="4"/>. <text:s text:c="6"/>. <text:s text:c="6"/>.</text:span></text:p>
                  </draw:text-box>
                </draw:frame>
                <draw:frame draw:style-name="gr72" draw:text-style-name="P21" draw:layer="layout" svg:width="9.948cm" svg:height="1.199cm" svg:x="10.356cm" svg:y="6.34cm">
                  <draw:text-box>
                    <text:p><text:span text:style-name="T6">Optional: </text:span><text:span text:style-name="T7">include path to a genomic architecture file (.csv)</text:span></text:p>
                  </draw:text-box>
                </draw:frame>
                <draw:frame draw:style-name="gr78" draw:text-style-name="P20" draw:layer="layout" svg:width="6.04cm" svg:height="1.209cm" svg:x="11.454cm" svg:y="6.984cm">
                  <draw:text-box>
                    <text:p><text:span text:style-name="T5">genomic architecture file:</text:span></text:p>
                  </draw:text-box>
                </draw:frame>
                <draw:line draw:style-name="gr80" draw:text-style-name="P11" draw:layer="layout" svg:x1="6.715cm" svg:y1="7.096cm" svg:x2="10.398cm" svg:y2="7.096cm">
                  <text:p/>
                </draw:line>
              </draw:g>
            </draw:g>
            <draw:g>
              <draw:g>
                <draw:frame draw:style-name="gr78" draw:text-style-name="P20" draw:layer="layout" svg:width="4.318cm" svg:height="1.209cm" svg:x="16.313cm" svg:y="22.436cm">
                  <draw:text-box>
                    <text:p><text:span text:style-name="T5">output directory:</text:span></text:p>
                  </draw:text-box>
                </draw:frame>
                <draw:custom-shape draw:style-name="gr105" draw:text-style-name="P22" draw:layer="layout" svg:width="1.189cm" svg:height="1.597cm" svg:x="17.025cm" svg:y="24.14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g>
                  <draw:frame draw:style-name="gr106" draw:text-style-name="P25" draw:layer="layout" svg:width="1.443cm" svg:height="1.905cm" svg:x="17.526cm" svg:y="23.126cm">
                    <draw:text-box>
                      <text:p><text:span text:style-name="T8">.</text:span><text:span text:style-name="T9">tif</text:span></text:p>
                    </draw:text-box>
                  </draw:frame>
                  <draw:frame draw:style-name="gr106" draw:text-style-name="P25" draw:layer="layout" svg:width="1.443cm" svg:height="1.905cm" svg:x="18.509cm" svg:y="23.301cm">
                    <draw:text-box>
                      <text:p><text:span text:style-name="T8">.</text:span><text:span text:style-name="T9">fasta</text:span></text:p>
                    </draw:text-box>
                  </draw:frame>
                  <draw:frame draw:style-name="gr106" draw:text-style-name="P25" draw:layer="layout" svg:width="1.443cm" svg:height="1.905cm" svg:x="17.78cm" svg:y="23.761cm">
                    <draw:text-box>
                      <text:p><text:span text:style-name="T8">.</text:span><text:span text:style-name="T9">vcf</text:span></text:p>
                    </draw:text-box>
                  </draw:frame>
                  <draw:frame draw:style-name="gr106" draw:text-style-name="P25" draw:layer="layout" svg:width="1.443cm" svg:height="1.905cm" svg:x="18.669cm" svg:y="23.888cm">
                    <draw:text-box>
                      <text:p><text:span text:style-name="T8">.</text:span><text:span text:style-name="T9">csv</text:span></text:p>
                    </draw:text-box>
                  </draw:frame>
                </draw:g>
                <draw:custom-shape draw:style-name="gr107" draw:text-style-name="P22" draw:layer="layout" svg:width="3.302cm" svg:height="1.905cm" svg:x="16.813cm" svg:y="24.44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frame draw:style-name="gr108" draw:text-style-name="P26" draw:layer="layout" svg:width="4.418cm" svg:height="0.581cm" svg:x="16.713cm" svg:y="24.705cm">
                  <draw:text-box>
                    <text:p><text:span text:style-name="T8">GEONOMICS_mod&lt;...&gt;</text:span></text:p>
                  </draw:text-box>
                </draw:frame>
              </draw:g>
            </draw:g>
            <draw:line draw:style-name="gr109" draw:text-style-name="P1" draw:layer="layout" svg:x1="14.745cm" svg:y1="23.904cm" svg:x2="18.018cm" svg:y2="24.241cm">
              <text:p/>
            </draw:line>
            <draw:line draw:style-name="gr110" draw:text-style-name="P1" draw:layer="layout" svg:x1="1cm" svg:y1="20.939cm" svg:x2="20.59cm" svg:y2="20.939cm">
              <text:p/>
            </draw:line>
            <draw:line draw:style-name="gr110" draw:text-style-name="P1" draw:layer="layout" svg:x1="1cm" svg:y1="12.439cm" svg:x2="20.59cm" svg:y2="12.439cm">
              <text:p/>
            </draw:line>
          </draw:g>
          <draw:g xml:id="id5" draw:id="id5">
            <draw:g>
              <draw:frame draw:style-name="gr111" draw:text-style-name="P28" draw:layer="layout" svg:width="2.699cm" svg:height="3.683cm" svg:x="17.605cm" svg:y="16.986cm">
                <draw:text-box>
                  <text:p text:style-name="P27"><text:span text:style-name="T10">Individual</text:span></text:p>
                  <text:p text:style-name="P27"><text:span text:style-name="T11">Characteristics:</text:span></text:p>
                  <text:p text:style-name="P27"><text:span text:style-name="T11">- genome</text:span></text:p>
                  <text:p text:style-name="P27"><text:span text:style-name="T11"/></text:p>
                  <text:p text:style-name="P27"><text:span text:style-name="T11"/></text:p>
                  <text:p text:style-name="P27"><text:span text:style-name="T11"/></text:p>
                  <text:p text:style-name="P27"><text:span text:style-name="T11"/></text:p>
                  <text:p text:style-name="P27"><text:span text:style-name="T11"/></text:p>
                  <text:p text:style-name="P27"><text:span text:style-name="T11"/></text:p>
                  <text:p text:style-name="P27"><text:span text:style-name="T11"/></text:p>
                  <text:p text:style-name="P27"><text:span text:style-name="T11">- phenotype</text:span></text:p>
                </draw:text-box>
              </draw:frame>
              <draw:g>
                <draw:g>
                  <draw:frame draw:style-name="gr112" draw:text-style-name="P26" draw:layer="layout" svg:width="1.108cm" svg:height="1.901cm" svg:x="18.053cm" svg:y="18.246cm">
                    <draw:text-box>
                      <text:p><text:span text:style-name="T8">0,0</text:span></text:p>
                      <text:p><text:span text:style-name="T8">1,0</text:span></text:p>
                      <text:p><text:span text:style-name="T8"><text:s/></text:span><text:span text:style-name="T8">.</text:span></text:p>
                      <text:p><text:span text:style-name="T8"><text:s/></text:span><text:span text:style-name="T8">. 0,1</text:span></text:p>
                    </draw:text-box>
                  </draw:frame>
                  <draw:custom-shape draw:style-name="gr113" draw:text-style-name="P1" draw:layer="layout" svg:width="0.026cm" svg:height="1.739cm" draw:transform="rotate (-3.1393237255622) translate (18.165cm 20.079cm)">
                    <text:p/>
                    <draw:enhanced-geometry svg:viewBox="0 0 21600 21600" draw:mirror-horizontal="true" draw:mirror-vertical="false" draw:glue-points="21600 0 0 10800 21600 21600" draw:text-areas="6350 ?f3 21600 ?f4" draw:type="left-bracket" draw:modifiers="0" draw:enhanced-path="M 21600 0 C 10800 0 0 ?f3 0 ?f1 L 0 ?f2 C 0 ?f4 10800 21600 21600 21600 N">
                      <draw:equation draw:name="f0" draw:formula="$0 /2"/>
                      <draw:equation draw:name="f1" draw:formula="top+$0 "/>
                      <draw:equation draw:name="f2" draw:formula="bottom-$0 "/>
                      <draw:equation draw:name="f3" draw:formula="top+?f0 "/>
                      <draw:equation draw:name="f4" draw:formula="bottom-?f0 "/>
                      <draw:handle draw:handle-position="left $0" draw:handle-range-y-minimum="0" draw:handle-range-y-maximum="10800"/>
                    </draw:enhanced-geometry>
                  </draw:custom-shape>
                  <draw:custom-shape draw:style-name="gr114" draw:text-style-name="P1" draw:layer="layout" svg:width="0.023cm" svg:height="1.739cm" svg:x="18.884cm" svg:y="18.341cm">
                    <text:p/>
                    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
                      <draw:equation draw:name="f0" draw:formula="$0 /2"/>
                      <draw:equation draw:name="f1" draw:formula="top+$0 "/>
                      <draw:equation draw:name="f2" draw:formula="bottom-$0 "/>
                      <draw:equation draw:name="f3" draw:formula="top+?f0 "/>
                      <draw:equation draw:name="f4" draw:formula="bottom-?f0 "/>
                      <draw:handle draw:handle-position="right $0" draw:handle-range-y-minimum="0" draw:handle-range-y-maximum="10800"/>
                    </draw:enhanced-geometry>
                  </draw:custom-shape>
                </draw:g>
              </draw:g>
            </draw:g>
            <draw:frame draw:style-name="gr115" draw:text-style-name="P29" draw:layer="layout" svg:width="2.413cm" svg:height="3.34cm" svg:x="17.897cm" svg:y="12.822cm">
              <draw:text-box>
                <text:p><text:span text:style-name="T12">Species</text:span></text:p>
                <text:p><text:span text:style-name="T11">Characteristics:</text:span></text:p>
                <text:p><text:span text:style-name="T11">- carrying </text:span></text:p>
                <text:p><text:span text:style-name="T11"><text:s text:c="2"/></text:span><text:span text:style-name="T11">capacity layer</text:span></text:p>
                <text:p><text:span text:style-name="T11">- life-history <text:s text:c="3"/></text:span></text:p>
                <text:p><text:span text:style-name="T11"><text:s text:c="2"/></text:span><text:span text:style-name="T11">parameters</text:span></text:p>
                <text:p><text:span text:style-name="T11">- genomic </text:span></text:p>
                <text:p><text:span text:style-name="T11"><text:s text:c="2"/></text:span><text:span text:style-name="T11">architecture</text:span></text:p>
                <text:p><text:span text:style-name="T11">- demographic <text:s text:c="2"/></text:span></text:p>
                <text:p><text:span text:style-name="T11"><text:s text:c="2"/></text:span><text:span text:style-name="T11">change events</text:span></text:p>
              </draw:text-box>
            </draw:frame>
            <draw:frame draw:style-name="gr116" draw:text-style-name="P30" draw:layer="layout" svg:width="2.921cm" svg:height="2.515cm" svg:x="1.149cm" svg:y="13.314cm">
              <draw:text-box>
                <text:p><text:span text:style-name="T13">Landscape </text:span></text:p>
                <text:p><text:span text:style-name="T11">Characteristics:</text:span></text:p>
                <text:p><text:span text:style-name="T11">- dimensions</text:span></text:p>
                <text:p><text:span text:style-name="T11">- number of layers</text:span></text:p>
                <text:p><text:span text:style-name="T11">- layers’ rasters</text:span></text:p>
                <text:p><text:span text:style-name="T11">- environmental </text:span></text:p>
                <text:p><text:span text:style-name="T11"><text:s text:c="2"/></text:span><text:span text:style-name="T11">change events</text:span></text:p>
              </draw:text-box>
            </draw:frame>
            <draw:frame draw:style-name="gr117" draw:text-style-name="P31" draw:layer="layout" svg:width="3.115cm" svg:height="2.24cm" svg:x="1.181cm" svg:y="23.182cm">
              <draw:text-box>
                <text:p><text:span text:style-name="T14">Model:</text:span></text:p>
                <text:p><text:span text:style-name="T11">Characteristics:</text:span></text:p>
                <text:p><text:span text:style-name="T11">- number of runs</text:span></text:p>
                <text:p><text:span text:style-name="T11">- timesteps per run</text:span></text:p>
                <text:p><text:span text:style-name="T11">- statistics to calculate</text:span></text:p>
                <text:p><text:span text:style-name="T11">- data to collect</text:span></text:p>
              </draw:text-box>
            </draw:frame>
            <draw:custom-shape draw:style-name="gr118" draw:text-style-name="P1" draw:layer="layout" svg:width="1.143cm" svg:height="4.826cm" svg:x="14.716cm" svg:y="14.1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" draw:layer="layout" svg:width="13.065cm" svg:height="3.26cm" draw:transform="rotate (0.220784150377283) translate (3.921cm 15.0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0" draw:text-style-name="P1" draw:layer="layout" svg:width="11.176cm" svg:height="5.334cm" svg:x="4.629cm" svg:y="21.3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g xml:id="id1" draw:id="id1">
                  <draw:custom-shape draw:style-name="gr121" draw:text-style-name="P1" draw:layer="layout" svg:width="2.286cm" svg:height="0.635cm" svg:x="8.863cm" svg:y="22.516cm">
                    <text:p/>
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frame draw:style-name="gr122" draw:text-style-name="P32" draw:layer="layout" svg:width="2.532cm" svg:height="0.683cm" svg:x="8.766cm" svg:y="22.463cm">
                    <draw:text-box>
                      <text:p text:style-name="P11"><text:span text:style-name="T15">movement</text:span></text:p>
                    </draw:text-box>
                  </draw:frame>
                </draw:g>
                <draw:g xml:id="id4" draw:id="id4">
                  <draw:custom-shape draw:style-name="gr123" draw:text-style-name="P1" draw:layer="layout" svg:width="2.2cm" svg:height="0.635cm" svg:x="5.718cm" svg:y="23.86cm">
                    <text:p/>
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frame draw:style-name="gr122" draw:text-style-name="P32" draw:layer="layout" svg:width="2.449cm" svg:height="0.683cm" svg:x="5.591cm" svg:y="23.86cm">
                    <draw:text-box>
                      <text:p text:style-name="P11"><text:span text:style-name="T15">mating</text:span></text:p>
                    </draw:text-box>
                  </draw:frame>
                </draw:g>
                <draw:g>
                  <draw:custom-shape draw:style-name="gr124" draw:text-style-name="P1" draw:layer="layout" svg:width="2.315cm" svg:height="0.635cm" svg:x="6.715cm" svg:y="25.534cm">
                    <text:p/>
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frame draw:style-name="gr122" draw:text-style-name="P32" draw:layer="layout" svg:width="2.032cm" svg:height="0.683cm" svg:x="6.915cm" svg:y="25.511cm">
                    <draw:text-box>
                      <text:p text:style-name="P11"><text:span text:style-name="T15">mortality</text:span></text:p>
                    </draw:text-box>
                  </draw:frame>
                  <draw:line draw:style-name="gr125" draw:text-style-name="P1" draw:layer="layout" svg:x1="9.074cm" svg:y1="25.892cm" svg:x2="10.725cm" svg:y2="25.892cm">
                    <text:p/>
                  </draw:line>
                  <draw:g>
                    <draw:line draw:style-name="gr125" draw:text-style-name="P1" draw:layer="layout" svg:x1="10.017cm" svg:y1="22.082cm" svg:x2="10.017cm" svg:y2="22.463cm">
                      <text:p/>
                    </draw:line>
                    <draw:line draw:style-name="gr126" draw:text-style-name="P1" draw:layer="layout" svg:x1="9.128cm" svg:y1="22.082cm" svg:x2="10.017cm" svg:y2="22.082cm">
                      <text:p/>
                    </draw:line>
                  </draw:g>
                </draw:g>
                <draw:g xml:id="id2" draw:id="id2">
                  <draw:custom-shape draw:style-name="gr127" draw:text-style-name="P1" draw:layer="layout" svg:width="2.667cm" svg:height="0.635cm" svg:x="10.852cm" svg:y="25.534cm">
                    <text:p/>
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frame draw:style-name="gr122" draw:text-style-name="P32" draw:layer="layout" svg:width="3.061cm" svg:height="0.683cm" svg:x="10.671cm" svg:y="25.511cm">
                    <draw:text-box>
                      <text:p text:style-name="P11"><text:span text:style-name="T15">change events</text:span></text:p>
                    </draw:text-box>
                  </draw:frame>
                </draw:g>
                <draw:g xml:id="id3" draw:id="id3">
                  <draw:custom-shape draw:style-name="gr128" draw:text-style-name="P1" draw:layer="layout" svg:width="2.497cm" svg:height="0.635cm" svg:x="12.176cm" svg:y="23.784cm">
                    <text:p/>
  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<draw:equation draw:name="f0" draw:formula="45"/>
                      <draw:equation draw:name="f1" draw:formula="$0 *sin(?f0 *(pi/180))"/>
                      <draw:equation draw:name="f2" draw:formula="?f1 *3163/7636"/>
                      <draw:equation draw:name="f3" draw:formula="left+?f2 "/>
                      <draw:equation draw:name="f4" draw:formula="top+?f2 "/>
                      <draw:equation draw:name="f5" draw:formula="right-?f2 "/>
                      <draw:equation draw:name="f6" draw:formula="bottom-?f2 "/>
                      <draw:equation draw:name="f7" draw:formula="left+$0 "/>
                      <draw:equation draw:name="f8" draw:formula="top+$0 "/>
                      <draw:equation draw:name="f9" draw:formula="bottom-$0 "/>
                      <draw:equation draw:name="f10" draw:formula="right-$0 "/>
                      <draw:handle draw:handle-position="$0 top" draw:handle-switched="true" draw:handle-range-x-minimum="0" draw:handle-range-x-maximum="10800"/>
                    </draw:enhanced-geometry>
                  </draw:custom-shape>
                  <draw:frame draw:style-name="gr122" draw:text-style-name="P32" draw:layer="layout" svg:width="2.54cm" svg:height="0.683cm" svg:x="12.176cm" svg:y="23.761cm">
                    <draw:text-box>
                      <text:p text:style-name="P11"><text:span text:style-name="T15">write output</text:span></text:p>
                    </draw:text-box>
                  </draw:frame>
                </draw:g>
                <draw:connector draw:style-name="gr125" draw:text-style-name="P1" draw:layer="layout" draw:type="line" svg:x1="8.766cm" svg:y1="22.807cm" svg:x2="6.835cm" svg:y2="23.756cm" draw:start-shape="id1" draw:start-glue-point="3" svg:d="M8766 22807l-1931 949" svg:viewBox="0 0 1932 950">
                  <text:p/>
                </draw:connector>
                <draw:connector draw:style-name="gr125" draw:text-style-name="P1" draw:layer="layout" draw:type="line" svg:x1="12.201cm" svg:y1="25.511cm" svg:x2="13.165cm" svg:y2="24.495cm" draw:start-shape="id2" draw:start-glue-point="0" svg:d="M12201 25511l964-1016" svg:viewBox="0 0 965 1017">
                  <text:p/>
                </draw:connector>
                <draw:connector draw:style-name="gr125" draw:text-style-name="P1" draw:layer="layout" draw:type="line" svg:x1="13.446cm" svg:y1="23.761cm" svg:x2="11.298cm" svg:y2="22.807cm" draw:start-shape="id3" draw:start-glue-point="0" draw:end-shape="id1" svg:d="M13446 23761l-2148-954" svg:viewBox="0 0 2149 955">
                  <text:p/>
                </draw:connector>
                <draw:connector draw:style-name="gr125" draw:text-style-name="P1" draw:layer="layout" draw:type="line" svg:x1="6.815cm" svg:y1="24.543cm" svg:x2="7.695cm" svg:y2="25.384cm" draw:start-shape="id4" draw:start-glue-point="2" svg:d="M6815 24543l880 841" svg:viewBox="0 0 881 842">
                  <text:p/>
                </draw:connector>
              </draw:g>
              <draw:frame draw:style-name="gr129" draw:text-style-name="P33" draw:layer="layout" svg:width="4.41cm" svg:height="1.523cm" svg:x="4.891cm" svg:y="21.357cm">
                <draw:text-box>
                  <text:p><text:span text:style-name="T16">for n runs:</text:span></text:p>
                  <text:p><text:span text:style-name="T16"><text:s text:c="4"/></text:span><text:span text:style-name="T16">for t timesteps per run:</text:span></text:p>
                </draw:text-box>
              </draw:frame>
            </draw:g>
            <draw:line draw:style-name="gr130" draw:text-style-name="P11" draw:layer="layout" svg:x1="2.524cm" svg:y1="18.907cm" svg:x2="1.762cm" svg:y2="15.986cm">
              <text:p/>
            </draw:line>
          </draw:g>
          <draw:line draw:style-name="gr130" draw:text-style-name="P11" draw:layer="layout" svg:x1="15.859cm" svg:y1="16.24cm" svg:x2="17.51cm" svg:y2="17.383cm">
            <text:p/>
          </draw:line>
          <draw:connector draw:style-name="gr131" draw:text-style-name="P1" draw:layer="layout" draw:type="curve" svg:x1="10.729cm" svg:y1="12.236cm" svg:x2="10.729cm" svg:y2="12.236cm" draw:start-shape="id5" draw:end-shape="id5" svg:d="M10729 12236z" svg:viewBox="0 0 1 1">
            <text:p/>
          </draw:connector>
          <draw:connector draw:style-name="gr131" draw:text-style-name="P1" draw:layer="layout" draw:type="line" svg:x1="10.729cm" svg:y1="12.236cm" svg:x2="10.729cm" svg:y2="12.236cm" draw:start-shape="id5" draw:end-shape="id5" svg:d="M10729 12236z" svg:viewBox="0 0 1 1">
            <text:p/>
          </draw:connector>
          <draw:connector draw:style-name="gr131" draw:text-style-name="P1" draw:layer="layout" draw:type="line" svg:x1="10.729cm" svg:y1="12.236cm" svg:x2="10.729cm" svg:y2="12.236cm" draw:start-shape="id5" draw:end-shape="id5" svg:d="M10729 12236z" svg:viewBox="0 0 1 1">
            <text:p/>
          </draw:connector>
          <draw:connector draw:style-name="gr131" draw:text-style-name="P1" draw:layer="layout" draw:type="line" svg:x1="10.729cm" svg:y1="12.236cm" svg:x2="10.729cm" svg:y2="12.236cm" draw:start-shape="id5" draw:end-shape="id5" svg:d="M10729 12236z" svg:viewBox="0 0 1 1">
            <text:p/>
          </draw:connector>
        </draw:g>
        <draw:line draw:style-name="gr130" draw:text-style-name="P11" draw:layer="layout" svg:x1="15.859cm" svg:y1="13.192cm" svg:x2="17.764cm" svg:y2="13.319cm">
          <text:p/>
        </draw:line>
        <draw:line draw:style-name="gr130" draw:text-style-name="P11" draw:layer="layout" svg:x1="4.683cm" svg:y1="22.082cm" svg:x2="3.159cm" svg:y2="23.098cm">
          <text:p/>
        </draw:line>
        <draw:custom-shape draw:style-name="gr132" draw:text-style-name="P1" draw:layer="layout" svg:width="0.635cm" svg:height="3.81cm" svg:x="2.651cm" svg:y="17.0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 Vu Sans Mono1" svg:font-family="'Deja Vu Sans Mono'" style:font-family-generic="modern" style:font-pitch="fixed"/>
    <style:font-face style:name="Deja Vu Sans Mono2" svg:font-family="'Deja Vu Sans Mono'" style:font-adornments="Regular" style:font-family-generic="modern" style:font-pitch="fixed"/>
    <style:font-face style:name="Noto Sans Mono Medium1" svg:font-family="'Noto Sans Mono Medium'" style:font-family-generic="swiss" style:font-pitch="fixed"/>
    <style:font-face style:name="Noto Sans Mono Medium2" svg:font-family="'Noto Sans Mono Medium'" style:font-adornments="Regular" style:font-family-generic="swiss" style:font-pitch="fixed"/>
    <style:font-face style:name="Deja Vu Sans Mono" svg:font-family="'Deja 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Mono Medium" svg:font-family="'Noto Sans Mono Medium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1T14:04:49.042702072</meta:creation-date>
    <dc:date>2019-03-13T09:56:58.460030595</dc:date>
    <meta:editing-duration>PT4H52M57S</meta:editing-duration>
    <meta:editing-cycles>43</meta:editing-cycles>
    <meta:generator>LibreOffice/6.1.5.2$Linux_X86_64 LibreOffice_project/10$Build-2</meta:generator>
    <meta:document-statistic meta:object-count="406"/>
  </office:meta>
</office:document-meta>
</file>